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2" style:family="table">
      <style:table-properties style:width="5.0049in" style:rel-width="100%" fo:margin-top="0in" fo:margin-bottom="0in" table:align="center" style:writing-mode="lr-tb"/>
    </style:style>
    <style:style style:name="Table2.A" style:family="table-column">
      <style:table-column-properties style:column-width="5.0049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99in" fo:padding-right="0.0799in" fo:padding-top="0.15in" fo:padding-bottom="0.15in" fo:border="none"/>
    </style:style>
    <style:style style:name="Table1" style:family="table">
      <style:table-properties style:width="5.2in" style:rel-width="100%" fo:margin-top="0in" fo:margin-bottom="0in" table:align="center" style:writing-mode="lr-tb"/>
    </style:style>
    <style:style style:name="Table1.A" style:family="table-column">
      <style:table-column-properties style:column-width="5.2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99in" fo:padding-top="0.15in" fo:padding-bottom="0.15in" fo:border-left="1.5pt solid #4472c4" fo:border-right="none" fo:border-top="none" fo:border-bottom="none"/>
    </style:style>
    <style:style style:name="Table1.A2" style:family="table-cell">
      <style:table-cell-properties fo:padding-left="0.1in" fo:padding-right="0.0799in" fo:padding-top="0in" fo:padding-bottom="0in" fo:border-left="1.5pt solid #4472c4" fo:border-right="none" fo:border-top="none" fo:border-bottom="none"/>
    </style:style>
    <style:style style:name="Table3" style:family="table">
      <style:table-properties style:width="6.4931in" fo:margin-left="0.0035in" fo:margin-top="0in" fo:margin-bottom="0in" table:align="left" style:writing-mode="lr-tb"/>
    </style:style>
    <style:style style:name="Table3.A" style:family="table-column">
      <style:table-column-properties style:column-width="0.9965in"/>
    </style:style>
    <style:style style:name="Table3.B" style:family="table-column">
      <style:table-column-properties style:column-width="1.0618in"/>
    </style:style>
    <style:style style:name="Table3.C" style:family="table-column">
      <style:table-column-properties style:column-width="4.434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4472c4" fo:padding-left="0.075in" fo:padding-right="0.075in" fo:padding-top="0in" fo:padding-bottom="0in" fo:border="0.5pt solid #4472c4" style:writing-mode="lr-tb">
        <style:background-image/>
      </style:table-cell-properties>
    </style:style>
    <style:style style:name="Table3.A2" style:family="table-cell">
      <style:table-cell-properties fo:background-color="#d9e2f3" fo:padding-left="0.075in" fo:padding-right="0.075in" fo:padding-top="0in" fo:padding-bottom="0in" fo:border="0.5pt solid #8eaadb" style:writing-mode="lr-tb">
        <style:background-image/>
      </style:table-cell-properties>
    </style:style>
    <style:style style:name="Table3.A3" style:family="table-cell">
      <style:table-cell-properties fo:padding-left="0.075in" fo:padding-right="0.075in" fo:padding-top="0in" fo:padding-bottom="0in" fo:border="0.5pt solid #8eaadb" style:writing-mode="lr-tb"/>
    </style:style>
    <style:style style:name="Table3.B3" style:family="table-cell">
      <style:table-cell-properties fo:padding-left="0.075in" fo:padding-right="0.075in" fo:padding-top="0in" fo:padding-bottom="0in" fo:border="0.5pt solid #8eaadb" style:writing-mode="lr-tb"/>
    </style:style>
    <style:style style:name="Table3.C3" style:family="table-cell">
      <style:table-cell-properties fo:padding-left="0.075in" fo:padding-right="0.075in" fo:padding-top="0in" fo:padding-bottom="0in" fo:border="0.5pt solid #8eaadb" style:writing-mode="lr-tb"/>
    </style:style>
    <style:style style:name="Table3.A5" style:family="table-cell">
      <style:table-cell-properties fo:padding-left="0.075in" fo:padding-right="0.075in" fo:padding-top="0in" fo:padding-bottom="0in" fo:border="0.5pt solid #8eaadb" style:writing-mode="lr-tb"/>
    </style:style>
    <style:style style:name="Table3.B5" style:family="table-cell">
      <style:table-cell-properties fo:padding-left="0.075in" fo:padding-right="0.075in" fo:padding-top="0in" fo:padding-bottom="0in" fo:border="0.5pt solid #8eaadb" style:writing-mode="lr-tb"/>
    </style:style>
    <style:style style:name="Table3.C5" style:family="table-cell">
      <style:table-cell-properties fo:padding-left="0.075in" fo:padding-right="0.075in" fo:padding-top="0in" fo:padding-bottom="0in" fo:border="0.5pt solid #8eaadb" style:writing-mode="lr-tb"/>
    </style:style>
    <style:style style:name="Table6" style:family="table">
      <style:table-properties style:width="6.1986in" fo:margin-left="0.0035in" fo:margin-top="0in" fo:margin-bottom="0in" table:align="left" style:writing-mode="lr-tb"/>
    </style:style>
    <style:style style:name="Table6.A" style:family="table-column">
      <style:table-column-properties style:column-width="2.6549in"/>
    </style:style>
    <style:style style:name="Table6.B" style:family="table-column">
      <style:table-column-properties style:column-width="0.9833in"/>
    </style:style>
    <style:style style:name="Table6.C" style:family="table-column">
      <style:table-column-properties style:column-width="0.9847in"/>
    </style:style>
    <style:style style:name="Table6.D" style:family="table-column">
      <style:table-column-properties style:column-width="0.7882in"/>
    </style:style>
    <style:style style:name="Table6.E" style:family="table-column">
      <style:table-column-properties style:column-width="0.787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5b9bd5" fo:padding-left="0.075in" fo:padding-right="0.075in" fo:padding-top="0in" fo:padding-bottom="0in" fo:border="0.5pt solid #5b9bd5" style:writing-mode="lr-tb">
        <style:background-image/>
      </style:table-cell-properties>
    </style:style>
    <style:style style:name="Table6.A2" style:family="table-cell">
      <style:table-cell-properties fo:background-color="#deeaf6" fo:padding-left="0.075in" fo:padding-right="0.075in" fo:padding-top="0in" fo:padding-bottom="0in" fo:border="0.5pt solid #9cc2e5" style:writing-mode="lr-tb">
        <style:background-image/>
      </style:table-cell-properties>
    </style:style>
    <style:style style:name="Table6.A3" style:family="table-cell">
      <style:table-cell-properties fo:padding-left="0.075in" fo:padding-right="0.075in" fo:padding-top="0in" fo:padding-bottom="0in" fo:border="0.5pt solid #9cc2e5" style:writing-mode="lr-tb"/>
    </style:style>
    <style:style style:name="Table6.B3" style:family="table-cell">
      <style:table-cell-properties fo:padding-left="0.075in" fo:padding-right="0.075in" fo:padding-top="0in" fo:padding-bottom="0in" fo:border="0.5pt solid #9cc2e5" style:writing-mode="lr-tb"/>
    </style:style>
    <style:style style:name="Table6.C3" style:family="table-cell">
      <style:table-cell-properties fo:padding-left="0.075in" fo:padding-right="0.075in" fo:padding-top="0in" fo:padding-bottom="0in" fo:border="0.5pt solid #9cc2e5" style:writing-mode="lr-tb"/>
    </style:style>
    <style:style style:name="Table6.D3" style:family="table-cell">
      <style:table-cell-properties fo:padding-left="0.075in" fo:padding-right="0.075in" fo:padding-top="0in" fo:padding-bottom="0in" fo:border="0.5pt solid #9cc2e5" style:writing-mode="lr-tb"/>
    </style:style>
    <style:style style:name="Table6.E3" style:family="table-cell">
      <style:table-cell-properties fo:padding-left="0.075in" fo:padding-right="0.075in" fo:padding-top="0in" fo:padding-bottom="0in" fo:border="0.5pt solid #9cc2e5" style:writing-mode="lr-tb"/>
    </style:style>
    <style:style style:name="Table6.A5" style:family="table-cell">
      <style:table-cell-properties fo:padding-left="0.075in" fo:padding-right="0.075in" fo:padding-top="0in" fo:padding-bottom="0in" fo:border="0.5pt solid #9cc2e5" style:writing-mode="lr-tb"/>
    </style:style>
    <style:style style:name="Table6.B5" style:family="table-cell">
      <style:table-cell-properties fo:padding-left="0.075in" fo:padding-right="0.075in" fo:padding-top="0in" fo:padding-bottom="0in" fo:border="0.5pt solid #9cc2e5" style:writing-mode="lr-tb"/>
    </style:style>
    <style:style style:name="Table6.C5" style:family="table-cell">
      <style:table-cell-properties fo:padding-left="0.075in" fo:padding-right="0.075in" fo:padding-top="0in" fo:padding-bottom="0in" fo:border="0.5pt solid #9cc2e5" style:writing-mode="lr-tb"/>
    </style:style>
    <style:style style:name="Table6.D5" style:family="table-cell">
      <style:table-cell-properties fo:padding-left="0.075in" fo:padding-right="0.075in" fo:padding-top="0in" fo:padding-bottom="0in" fo:border="0.5pt solid #9cc2e5" style:writing-mode="lr-tb"/>
    </style:style>
    <style:style style:name="Table6.E5" style:family="table-cell">
      <style:table-cell-properties fo:padding-left="0.075in" fo:padding-right="0.075in" fo:padding-top="0in" fo:padding-bottom="0in" fo:border="0.5pt solid #9cc2e5" style:writing-mode="lr-tb"/>
    </style:style>
    <style:style style:name="Table6.A7" style:family="table-cell">
      <style:table-cell-properties fo:padding-left="0.075in" fo:padding-right="0.075in" fo:padding-top="0in" fo:padding-bottom="0in" fo:border="0.5pt solid #9cc2e5" style:writing-mode="lr-tb"/>
    </style:style>
    <style:style style:name="Table6.B7" style:family="table-cell">
      <style:table-cell-properties fo:padding-left="0.075in" fo:padding-right="0.075in" fo:padding-top="0in" fo:padding-bottom="0in" fo:border="0.5pt solid #9cc2e5" style:writing-mode="lr-tb"/>
    </style:style>
    <style:style style:name="Table6.C7" style:family="table-cell">
      <style:table-cell-properties fo:padding-left="0.075in" fo:padding-right="0.075in" fo:padding-top="0in" fo:padding-bottom="0in" fo:border="0.5pt solid #9cc2e5" style:writing-mode="lr-tb"/>
    </style:style>
    <style:style style:name="Table6.D7" style:family="table-cell">
      <style:table-cell-properties fo:padding-left="0.075in" fo:padding-right="0.075in" fo:padding-top="0in" fo:padding-bottom="0in" fo:border="0.5pt solid #9cc2e5" style:writing-mode="lr-tb"/>
    </style:style>
    <style:style style:name="Table6.E7" style:family="table-cell">
      <style:table-cell-properties fo:padding-left="0.075in" fo:padding-right="0.075in" fo:padding-top="0in" fo:padding-bottom="0in" fo:border="0.5pt solid #9cc2e5" style:writing-mode="lr-tb"/>
    </style:style>
    <style:style style:name="Table6.A9" style:family="table-cell">
      <style:table-cell-properties fo:padding-left="0.075in" fo:padding-right="0.075in" fo:padding-top="0in" fo:padding-bottom="0in" fo:border="0.5pt solid #9cc2e5" style:writing-mode="lr-tb"/>
    </style:style>
    <style:style style:name="Table6.B9" style:family="table-cell">
      <style:table-cell-properties fo:padding-left="0.075in" fo:padding-right="0.075in" fo:padding-top="0in" fo:padding-bottom="0in" fo:border="0.5pt solid #9cc2e5" style:writing-mode="lr-tb"/>
    </style:style>
    <style:style style:name="Table6.C9" style:family="table-cell">
      <style:table-cell-properties fo:padding-left="0.075in" fo:padding-right="0.075in" fo:padding-top="0in" fo:padding-bottom="0in" fo:border="0.5pt solid #9cc2e5" style:writing-mode="lr-tb"/>
    </style:style>
    <style:style style:name="Table6.D9" style:family="table-cell">
      <style:table-cell-properties fo:padding-left="0.075in" fo:padding-right="0.075in" fo:padding-top="0in" fo:padding-bottom="0in" fo:border="0.5pt solid #9cc2e5" style:writing-mode="lr-tb"/>
    </style:style>
    <style:style style:name="Table6.E9" style:family="table-cell">
      <style:table-cell-properties fo:padding-left="0.075in" fo:padding-right="0.075in" fo:padding-top="0in" fo:padding-bottom="0in" fo:border="0.5pt solid #9cc2e5" style:writing-mode="lr-tb"/>
    </style:style>
    <style:style style:name="Table6.A11" style:family="table-cell">
      <style:table-cell-properties fo:padding-left="0.075in" fo:padding-right="0.075in" fo:padding-top="0in" fo:padding-bottom="0in" fo:border="0.5pt solid #9cc2e5" style:writing-mode="lr-tb"/>
    </style:style>
    <style:style style:name="Table6.B11" style:family="table-cell">
      <style:table-cell-properties fo:padding-left="0.075in" fo:padding-right="0.075in" fo:padding-top="0in" fo:padding-bottom="0in" fo:border="0.5pt solid #9cc2e5" style:writing-mode="lr-tb"/>
    </style:style>
    <style:style style:name="Table6.C11" style:family="table-cell">
      <style:table-cell-properties fo:padding-left="0.075in" fo:padding-right="0.075in" fo:padding-top="0in" fo:padding-bottom="0in" fo:border="0.5pt solid #9cc2e5" style:writing-mode="lr-tb"/>
    </style:style>
    <style:style style:name="Table6.D11" style:family="table-cell">
      <style:table-cell-properties fo:padding-left="0.075in" fo:padding-right="0.075in" fo:padding-top="0in" fo:padding-bottom="0in" fo:border="0.5pt solid #9cc2e5" style:writing-mode="lr-tb"/>
    </style:style>
    <style:style style:name="Table6.E11" style:family="table-cell">
      <style:table-cell-properties fo:padding-left="0.075in" fo:padding-right="0.075in" fo:padding-top="0in" fo:padding-bottom="0in" fo:border="0.5pt solid #9cc2e5" style:writing-mode="lr-tb"/>
    </style:style>
    <style:style style:name="Table6.A13" style:family="table-cell">
      <style:table-cell-properties fo:padding-left="0.075in" fo:padding-right="0.075in" fo:padding-top="0in" fo:padding-bottom="0in" fo:border="0.5pt solid #9cc2e5" style:writing-mode="lr-tb"/>
    </style:style>
    <style:style style:name="Table6.B13" style:family="table-cell">
      <style:table-cell-properties fo:padding-left="0.075in" fo:padding-right="0.075in" fo:padding-top="0in" fo:padding-bottom="0in" fo:border="0.5pt solid #9cc2e5" style:writing-mode="lr-tb"/>
    </style:style>
    <style:style style:name="Table6.C13" style:family="table-cell">
      <style:table-cell-properties fo:padding-left="0.075in" fo:padding-right="0.075in" fo:padding-top="0in" fo:padding-bottom="0in" fo:border="0.5pt solid #9cc2e5" style:writing-mode="lr-tb"/>
    </style:style>
    <style:style style:name="Table6.D13" style:family="table-cell">
      <style:table-cell-properties fo:padding-left="0.075in" fo:padding-right="0.075in" fo:padding-top="0in" fo:padding-bottom="0in" fo:border="0.5pt solid #9cc2e5" style:writing-mode="lr-tb"/>
    </style:style>
    <style:style style:name="Table6.E13" style:family="table-cell">
      <style:table-cell-properties fo:padding-left="0.075in" fo:padding-right="0.075in" fo:padding-top="0in" fo:padding-bottom="0in" fo:border="0.5pt solid #9cc2e5" style:writing-mode="lr-tb"/>
    </style:style>
    <style:style style:name="Table6.A15" style:family="table-cell">
      <style:table-cell-properties fo:padding-left="0.075in" fo:padding-right="0.075in" fo:padding-top="0in" fo:padding-bottom="0in" fo:border="0.5pt solid #9cc2e5" style:writing-mode="lr-tb"/>
    </style:style>
    <style:style style:name="Table6.B15" style:family="table-cell">
      <style:table-cell-properties fo:padding-left="0.075in" fo:padding-right="0.075in" fo:padding-top="0in" fo:padding-bottom="0in" fo:border="0.5pt solid #9cc2e5" style:writing-mode="lr-tb"/>
    </style:style>
    <style:style style:name="Table6.C15" style:family="table-cell">
      <style:table-cell-properties fo:padding-left="0.075in" fo:padding-right="0.075in" fo:padding-top="0in" fo:padding-bottom="0in" fo:border="0.5pt solid #9cc2e5" style:writing-mode="lr-tb"/>
    </style:style>
    <style:style style:name="Table6.D15" style:family="table-cell">
      <style:table-cell-properties fo:padding-left="0.075in" fo:padding-right="0.075in" fo:padding-top="0in" fo:padding-bottom="0in" fo:border="0.5pt solid #9cc2e5" style:writing-mode="lr-tb"/>
    </style:style>
    <style:style style:name="Table6.E15" style:family="table-cell">
      <style:table-cell-properties fo:padding-left="0.075in" fo:padding-right="0.075in" fo:padding-top="0in" fo:padding-bottom="0in" fo:border="0.5pt solid #9cc2e5" style:writing-mode="lr-tb"/>
    </style:style>
    <style:style style:name="Table4" style:family="table">
      <style:table-properties style:width="6.4931in" fo:margin-left="0.0035in" fo:margin-top="0in" fo:margin-bottom="0in" table:align="left" style:writing-mode="lr-tb"/>
    </style:style>
    <style:style style:name="Table4.A" style:family="table-column">
      <style:table-column-properties style:column-width="0.3583in"/>
    </style:style>
    <style:style style:name="Table4.B" style:family="table-column">
      <style:table-column-properties style:column-width="1.6056in"/>
    </style:style>
    <style:style style:name="Table4.C" style:family="table-column">
      <style:table-column-properties style:column-width="1.6049in"/>
    </style:style>
    <style:style style:name="Table4.D" style:family="table-column">
      <style:table-column-properties style:column-width="1.2313in"/>
    </style:style>
    <style:style style:name="Table4.E" style:family="table-column">
      <style:table-column-properties style:column-width="0.7694in"/>
    </style:style>
    <style:style style:name="Table4.F" style:family="table-column">
      <style:table-column-properties style:column-width="0.9236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4472c4" fo:padding-left="0.075in" fo:padding-right="0.075in" fo:padding-top="0in" fo:padding-bottom="0in" fo:border="0.5pt solid #4472c4" style:writing-mode="lr-tb">
        <style:background-image/>
      </style:table-cell-properties>
    </style:style>
    <style:style style:name="Table4.A2" style:family="table-cell">
      <style:table-cell-properties fo:background-color="#d9e2f3" fo:padding-left="0.075in" fo:padding-right="0.075in" fo:padding-top="0in" fo:padding-bottom="0in" fo:border="0.5pt solid #8eaadb" style:writing-mode="lr-tb">
        <style:background-image/>
      </style:table-cell-properties>
    </style:style>
    <style:style style:name="Table4.A3" style:family="table-cell">
      <style:table-cell-properties fo:padding-left="0.075in" fo:padding-right="0.075in" fo:padding-top="0in" fo:padding-bottom="0in" fo:border="0.5pt solid #8eaadb" style:writing-mode="lr-tb"/>
    </style:style>
    <style:style style:name="Table4.B3" style:family="table-cell">
      <style:table-cell-properties fo:padding-left="0.075in" fo:padding-right="0.075in" fo:padding-top="0in" fo:padding-bottom="0in" fo:border="0.5pt solid #8eaadb" style:writing-mode="lr-tb"/>
    </style:style>
    <style:style style:name="Table4.C3" style:family="table-cell">
      <style:table-cell-properties fo:padding-left="0.075in" fo:padding-right="0.075in" fo:padding-top="0in" fo:padding-bottom="0in" fo:border="0.5pt solid #8eaadb" style:writing-mode="lr-tb"/>
    </style:style>
    <style:style style:name="Table4.D3" style:family="table-cell">
      <style:table-cell-properties fo:padding-left="0.075in" fo:padding-right="0.075in" fo:padding-top="0in" fo:padding-bottom="0in" fo:border="0.5pt solid #8eaadb" style:writing-mode="lr-tb"/>
    </style:style>
    <style:style style:name="Table4.E3" style:family="table-cell">
      <style:table-cell-properties fo:padding-left="0.075in" fo:padding-right="0.075in" fo:padding-top="0in" fo:padding-bottom="0in" fo:border="0.5pt solid #8eaadb" style:writing-mode="lr-tb"/>
    </style:style>
    <style:style style:name="Table4.F3" style:family="table-cell">
      <style:table-cell-properties fo:padding-left="0.075in" fo:padding-right="0.075in" fo:padding-top="0in" fo:padding-bottom="0in" fo:border="0.5pt solid #8eaadb" style:writing-mode="lr-tb"/>
    </style:style>
    <style:style style:name="Table5" style:family="table">
      <style:table-properties style:width="6.5028in" fo:margin-left="0.0035in" fo:margin-top="0in" fo:margin-bottom="0in" table:align="left" style:writing-mode="lr-tb"/>
    </style:style>
    <style:style style:name="Table5.A" style:family="table-column">
      <style:table-column-properties style:column-width="0.3903in"/>
    </style:style>
    <style:style style:name="Table5.B" style:family="table-column">
      <style:table-column-properties style:column-width="1.5431in"/>
    </style:style>
    <style:style style:name="Table5.C" style:family="table-column">
      <style:table-column-properties style:column-width="1.6257in"/>
    </style:style>
    <style:style style:name="Table5.D" style:family="table-column">
      <style:table-column-properties style:column-width="1.2549in"/>
    </style:style>
    <style:style style:name="Table5.E" style:family="table-column">
      <style:table-column-properties style:column-width="0.7493in"/>
    </style:style>
    <style:style style:name="Table5.F" style:family="table-column">
      <style:table-column-properties style:column-width="0.9396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4472c4" fo:padding-left="0.075in" fo:padding-right="0.075in" fo:padding-top="0in" fo:padding-bottom="0in" fo:border="0.5pt solid #4472c4" style:writing-mode="lr-tb">
        <style:background-image/>
      </style:table-cell-properties>
    </style:style>
    <style:style style:name="Table5.A2" style:family="table-cell">
      <style:table-cell-properties fo:background-color="#d9e2f3" fo:padding-left="0.075in" fo:padding-right="0.075in" fo:padding-top="0in" fo:padding-bottom="0in" fo:border="0.5pt solid #8eaadb" style:writing-mode="lr-tb">
        <style:background-image/>
      </style:table-cell-properties>
    </style:style>
    <style:style style:name="Table5.A3" style:family="table-cell">
      <style:table-cell-properties fo:padding-left="0.075in" fo:padding-right="0.075in" fo:padding-top="0in" fo:padding-bottom="0in" fo:border="0.5pt solid #8eaadb" style:writing-mode="lr-tb"/>
    </style:style>
    <style:style style:name="Table5.B3" style:family="table-cell">
      <style:table-cell-properties fo:padding-left="0.075in" fo:padding-right="0.075in" fo:padding-top="0in" fo:padding-bottom="0in" fo:border="0.5pt solid #8eaadb" style:writing-mode="lr-tb"/>
    </style:style>
    <style:style style:name="Table5.C3" style:family="table-cell">
      <style:table-cell-properties fo:padding-left="0.075in" fo:padding-right="0.075in" fo:padding-top="0in" fo:padding-bottom="0in" fo:border="0.5pt solid #8eaadb" style:writing-mode="lr-tb"/>
    </style:style>
    <style:style style:name="Table5.D3" style:family="table-cell">
      <style:table-cell-properties fo:padding-left="0.075in" fo:padding-right="0.075in" fo:padding-top="0in" fo:padding-bottom="0in" fo:border="0.5pt solid #8eaadb" style:writing-mode="lr-tb"/>
    </style:style>
    <style:style style:name="Table5.E3" style:family="table-cell">
      <style:table-cell-properties fo:padding-left="0.075in" fo:padding-right="0.075in" fo:padding-top="0in" fo:padding-bottom="0in" fo:border="0.5pt solid #8eaadb" style:writing-mode="lr-tb"/>
    </style:style>
    <style:style style:name="Table5.F3" style:family="table-cell">
      <style:table-cell-properties fo:padding-left="0.075in" fo:padding-right="0.075in" fo:padding-top="0in" fo:padding-bottom="0in" fo:border="0.5pt solid #8eaadb" style:writing-mode="lr-tb"/>
    </style:style>
    <style:style style:name="P1" style:family="paragraph" style:parent-style-name="Footer">
      <style:paragraph-properties fo:text-align="center" style:justify-single-word="false"/>
      <style:text-properties officeooo:rsid="000ced13" officeooo:paragraph-rsid="000ced1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Title">
      <style:paragraph-properties fo:break-before="page"/>
    </style:style>
    <style:style style:name="P8" style:family="paragraph" style:parent-style-name="No_20_Spacing">
      <style:paragraph-properties fo:orphans="0" fo:widows="0"/>
      <style:text-properties fo:color="#2f5496" loext:opacity="100%" fo:font-size="12pt" fo:language="en" fo:country="US" officeooo:rsid="000b1a2f" officeooo:paragraph-rsid="000b1a2f" style:font-size-asian="12pt" style:font-size-complex="12pt"/>
    </style:style>
    <style:style style:name="P9" style:family="paragraph" style:parent-style-name="Standard">
      <style:text-properties fo:color="#2f5496" loext:opacity="100%" style:font-name="Calibri Light" fo:font-size="16pt" style:font-size-asian="16pt" style:font-size-complex="16pt"/>
    </style:style>
    <style:style style:name="P10" style:family="paragraph" style:parent-style-name="No_20_Spacing">
      <style:paragraph-properties fo:line-height="90%" fo:orphans="0" fo:widows="0"/>
      <style:text-properties fo:color="#4472c4" loext:opacity="100%" style:font-name="Calibri Light" fo:font-size="44pt" style:font-size-asian="44pt" style:font-size-complex="44pt"/>
    </style:style>
    <style:style style:name="P11" style:family="paragraph" style:parent-style-name="No_20_Spacing">
      <style:paragraph-properties fo:orphans="0" fo:widows="0"/>
      <style:text-properties fo:color="#4472c4" loext:opacity="100%" fo:font-size="14pt" style:font-size-asian="14pt" style:font-size-complex="14pt"/>
    </style:style>
    <style:style style:name="P12" style:family="paragraph" style:parent-style-name="No_20_Spacing">
      <style:paragraph-properties fo:orphans="0" fo:widows="0"/>
      <style:text-properties fo:color="#4472c4" loext:opacity="100%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ffff" loext:opacity="100%" style:font-name="Calibri" fo:font-size="11pt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ffff" loext:opacity="100%" style:font-name="Calibri" fo:font-size="11pt" fo:font-weight="normal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7" style:family="paragraph" style:parent-style-name="Standard">
      <style:text-properties style:font-name="Calibri Light" fo:font-size="28pt" fo:letter-spacing="-0.0071in" style:letter-kerning="true" style:font-size-asian="28pt" style:font-size-complex="28pt"/>
    </style:style>
    <style:style style:name="P18" style:family="paragraph" style:parent-style-name="Standard">
      <style:paragraph-properties fo:margin-left="0.5in" fo:margin-right="0in" fo:text-indent="0in" style:auto-text-indent="false"/>
    </style:style>
    <style:style style:name="P19" style:family="paragraph" style:parent-style-name="Standard">
      <style:text-properties fo:color="#ff0000" loext:opacity="100%"/>
    </style:style>
    <style:style style:name="P20" style:family="paragraph" style:parent-style-name="Standard">
      <style:text-properties style:font-name-asian="Times New Roman1"/>
    </style:style>
    <style:style style:name="P21" style:family="paragraph" style:parent-style-name="Standard">
      <style:paragraph-properties fo:margin-top="0in" fo:margin-bottom="0in" style:contextual-spacing="false" fo:line-height="100%" style:vertical-align="baseline"/>
    </style:style>
    <style:style style:name="P22" style:family="paragraph" style:parent-style-name="Standard">
      <style:paragraph-properties fo:margin-top="0in" fo:margin-bottom="0in" style:contextual-spacing="false" fo:line-height="100%" style:vertical-align="baseline"/>
      <style:text-properties style:font-name="Segoe UI" fo:font-size="9pt" fo:language="en" fo:country="CA" style:font-name-asian="Times New Roman1" style:font-size-asian="9pt" style:language-asian="en" style:country-asian="CA" style:font-name-complex="Segoe UI1" style:font-size-complex="9pt"/>
    </style:style>
    <style:style style:name="P23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2">
      <style:text-properties officeooo:paragraph-rsid="0014b3ee"/>
    </style:style>
    <style:style style:name="P30" style:family="paragraph" style:parent-style-name="Heading_20_2">
      <style:text-properties officeooo:rsid="0014b3ee" officeooo:paragraph-rsid="0014b3ee"/>
    </style:style>
    <style:style style:name="P31" style:family="paragraph" style:parent-style-name="Heading_20_3">
      <style:text-properties style:font-name-asian="Times New Roman1"/>
    </style:style>
    <style:style style:name="P32" style:family="paragraph" style:parent-style-name="Heading_20_3">
      <style:text-properties style:font-name-asian="Times New Roman1" style:language-asian="en" style:country-asian="CA"/>
    </style:style>
    <style:style style:name="P33" style:family="paragraph" style:parent-style-name="Heading_20_3">
      <style:text-properties officeooo:paragraph-rsid="0014b3ee"/>
    </style:style>
    <style:style style:name="P34" style:family="paragraph" style:parent-style-name="Heading_20_3">
      <style:text-properties officeooo:rsid="0014b3ee" officeooo:paragraph-rsid="0014b3ee"/>
    </style:style>
    <style:style style:name="P35" style:family="paragraph" style:parent-style-name="Heading_20_4">
      <style:text-properties officeooo:rsid="0014b3ee" officeooo:paragraph-rsid="0014b3ee"/>
    </style:style>
    <style:style style:name="P36" style:family="paragraph" style:parent-style-name="Heading_20_4">
      <style:text-properties officeooo:paragraph-rsid="0014b3ee"/>
    </style:style>
    <style:style style:name="P37" style:family="paragraph" style:parent-style-name="List_20_Paragraph" style:list-style-name="WWNum24">
      <style:text-properties fo:color="#ff0000" loext:opacity="100%"/>
    </style:style>
    <style:style style:name="P38" style:family="paragraph" style:parent-style-name="List_20_Paragraph" style:list-style-name="WWNum16"/>
    <style:style style:name="P39" style:family="paragraph" style:parent-style-name="List_20_Paragraph" style:list-style-name="WWNum15"/>
    <style:style style:name="P40" style:family="paragraph" style:parent-style-name="List_20_Paragraph" style:list-style-name="WWNum17"/>
    <style:style style:name="P41" style:family="paragraph" style:parent-style-name="List_20_Paragraph" style:list-style-name="WWNum18"/>
    <style:style style:name="P42" style:family="paragraph" style:parent-style-name="List_20_Paragraph" style:list-style-name="WWNum23"/>
    <style:style style:name="P43" style:family="paragraph" style:parent-style-name="List_20_Paragraph" style:list-style-name="L3"/>
    <style:style style:name="P44" style:family="paragraph" style:parent-style-name="List_20_Paragraph" style:list-style-name="L3">
      <style:text-properties officeooo:rsid="0014b55e" officeooo:paragraph-rsid="0014b55e"/>
    </style:style>
    <style:style style:name="P45" style:family="paragraph" style:parent-style-name="List_20_Paragraph" style:list-style-name="WWNum23">
      <style:text-properties officeooo:rsid="0014b55e" officeooo:paragraph-rsid="001694c4"/>
    </style:style>
    <style:style style:name="P46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style:font-name="Calibri" fo:font-size="8pt" fo:language="en" fo:country="US" officeooo:rsid="000ced13" officeooo:paragraph-rsid="0014b3ee" style:letter-kerning="false" style:font-size-asian="8pt" style:language-asian="en" style:country-asian="US" style:font-size-complex="8pt" style:language-complex="ar" style:country-complex="SA"/>
    </style:style>
    <style:style style:name="P47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style:font-name="Calibri" fo:font-size="8pt" fo:font-weight="bold" officeooo:paragraph-rsid="0014b3ee" style:letter-kerning="false" style:font-size-asian="8pt" style:language-asian="en" style:country-asian="US" style:font-weight-asian="bold" style:font-size-complex="8pt" style:language-complex="ar" style:country-complex="SA" style:font-weight-complex="bold"/>
    </style:style>
    <style:style style:name="P48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style:font-name="Calibri" fo:font-size="8pt" officeooo:paragraph-rsid="0014b3ee" style:letter-kerning="false" style:font-size-asian="8pt" style:language-asian="en" style:country-asian="US" style:font-size-complex="8pt" style:language-complex="ar" style:country-complex="SA"/>
    </style:style>
    <style:style style:name="P49" style:family="paragraph" style:parent-style-name="No_20_Spacing">
      <style:paragraph-properties fo:text-align="end" style:justify-single-word="false"/>
    </style:style>
    <style:style style:name="P50" style:family="paragraph" style:parent-style-name="Standard">
      <style:paragraph-properties fo:line-height="110%" fo:text-align="end" style:justify-single-word="false"/>
      <style:text-properties fo:color="#4472c4" loext:opacity="100%" fo:font-size="10pt" style:font-size-asian="10pt" style:font-size-complex="10pt"/>
    </style:style>
    <style:style style:name="P51" style:family="paragraph" style:parent-style-name="Standard" style:master-page-name="First_20_Page">
      <style:paragraph-properties style:page-number="0"/>
    </style:style>
    <style:style style:name="P52" style:family="paragraph" style:parent-style-name="Standard">
      <style:text-properties fo:color="#ff0000" loext:opacity="100%"/>
    </style:style>
    <style:style style:name="P53" style:family="paragraph" style:parent-style-name="Standard">
      <style:text-properties fo:background-color="#ffff00"/>
    </style:style>
    <style:style style:name="P54" style:family="paragraph" style:parent-style-name="Standard">
      <style:text-properties style:font-name-asian="Times New Roman1"/>
    </style:style>
    <style:style style:name="P55" style:family="paragraph" style:parent-style-name="Standard">
      <style:paragraph-properties fo:margin-top="0in" fo:margin-bottom="0in" style:contextual-spacing="false" fo:line-height="100%" style:vertical-align="baseline"/>
      <style:text-properties style:font-name="Calibri" fo:font-weight="bold" style:font-name-asian="Times New Roman1" style:language-asian="en" style:country-asian="CA" style:font-weight-asian="bold" style:font-name-complex="Calibri1" style:font-weight-complex="bold"/>
    </style:style>
    <style:style style:name="P56" style:family="paragraph" style:parent-style-name="Standard">
      <style:paragraph-properties fo:margin-top="0in" fo:margin-bottom="0in" style:contextual-spacing="false" fo:line-height="100%" style:vertical-align="baseline"/>
      <style:text-properties style:font-name="Calibri" fo:language="en" fo:country="CA" style:font-name-asian="Times New Roman1" style:language-asian="en" style:country-asian="CA" style:font-name-complex="Calibri1"/>
    </style:style>
    <style:style style:name="P5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officeooo:paragraph-rsid="0014b3e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officeooo:paragraph-rsid="0014b3ee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59" style:family="paragraph" style:parent-style-name="Standard">
      <style:text-properties fo:color="#2f5496" loext:opacity="100%" style:font-name="Calibri Light" fo:font-size="16pt" style:font-size-asian="16pt" style:font-size-complex="16pt"/>
    </style:style>
    <style:style style:name="P6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ffff" loext:opacity="100%" style:font-name="Calibri" fo:font-size="8pt" fo:font-weight="bold" officeooo:paragraph-rsid="0014b3ee" style:letter-kerning="false" style:font-name-asian="Calibri1" style:font-size-asian="8pt" style:language-asian="en" style:country-asian="US" style:font-weight-asian="bold" style:font-size-complex="8pt" style:language-complex="ar" style:country-complex="SA" style:font-weight-complex="bold"/>
    </style:style>
    <style:style style:name="P61" style:family="paragraph" style:parent-style-name="Standard">
      <style:text-properties officeooo:paragraph-rsid="0014b3ee"/>
    </style:style>
    <style:style style:name="P62" style:family="paragraph" style:parent-style-name="Standard">
      <style:text-properties officeooo:rsid="0014b3ee" officeooo:paragraph-rsid="0014b3ee"/>
    </style:style>
    <style:style style:name="P63" style:family="paragraph" style:parent-style-name="Standard" style:list-style-name="L1">
      <style:text-properties officeooo:rsid="0014b55e" officeooo:paragraph-rsid="0014b55e"/>
    </style:style>
    <style:style style:name="P64" style:family="paragraph" style:parent-style-name="Standard">
      <style:text-properties officeooo:rsid="0014b55e" officeooo:paragraph-rsid="0014b55e"/>
    </style:style>
    <style:style style:name="P65" style:family="paragraph" style:parent-style-name="Standard" style:list-style-name="L2">
      <style:text-properties officeooo:rsid="0014b55e" officeooo:paragraph-rsid="0014b55e"/>
    </style:style>
    <style:style style:name="P6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-asian="Times New Roman1"/>
    </style:style>
    <style:style style:name="T2" style:family="text">
      <style:text-properties style:font-name-asian="Times New Roman1" style:language-asian="en" style:country-asian="CA"/>
    </style:style>
    <style:style style:name="T3" style:family="text">
      <style:text-properties officeooo:rsid="000b1a2f" style:font-name-asian="Times New Roman1"/>
    </style:style>
    <style:style style:name="T4" style:family="text">
      <style:text-properties style:font-name="Calibri" fo:font-weight="bold" style:font-name-asian="Times New Roman1" style:language-asian="en" style:country-asian="CA" style:font-weight-asian="bold" style:font-name-complex="Calibri1" style:font-weight-complex="bold"/>
    </style:style>
    <style:style style:name="T5" style:family="text">
      <style:text-properties style:font-name="Calibri" style:font-name-asian="Times New Roman1" style:language-asian="en" style:country-asian="CA" style:font-name-complex="Calibri1"/>
    </style:style>
    <style:style style:name="T6" style:family="text">
      <style:text-properties style:font-name="Calibri" officeooo:rsid="00134446" style:font-name-asian="Times New Roman1" style:language-asian="en" style:country-asian="CA" style:font-name-complex="Calibri1"/>
    </style:style>
    <style:style style:name="T7" style:family="text">
      <style:text-properties style:font-name="Calibri" fo:language="en" fo:country="CA" style:font-name-asian="Times New Roman1" style:language-asian="en" style:country-asian="CA" style:font-name-complex="Calibri1"/>
    </style:style>
    <style:style style:name="T8" style:family="text">
      <style:text-properties style:font-name="Calibri" fo:language="en" fo:country="CA" fo:font-weight="bold" style:font-name-asian="Times New Roman1" style:language-asian="en" style:country-asian="CA" style:font-weight-asian="bold" style:font-name-complex="Calibri1" style:font-weight-complex="bold"/>
    </style:style>
    <style:style style:name="T9" style:family="text">
      <style:text-properties style:font-name="Segoe UI" fo:font-size="9pt" fo:language="en" fo:country="CA" style:font-name-asian="Times New Roman1" style:font-size-asian="9pt" style:language-asian="en" style:country-asian="CA" style:font-name-complex="Segoe UI1" style:font-size-complex="9pt"/>
    </style:style>
    <style:style style:name="T10" style:family="text">
      <style:text-properties fo:language="en" fo:country="CA" style:font-name-asian="Times New Roman1" style:language-asian="en" style:country-asian="CA"/>
    </style:style>
    <style:style style:name="T11" style:family="text">
      <style:text-properties fo:font-weight="normal" officeooo:rsid="000ced13" style:font-weight-asian="normal" style:font-weight-complex="normal"/>
    </style:style>
    <style:style style:name="T12" style:family="text">
      <style:text-properties officeooo:rsid="000b1a2f"/>
    </style:style>
    <style:style style:name="T13" style:family="text">
      <style:text-properties officeooo:rsid="000ced13"/>
    </style:style>
    <style:style style:name="T14" style:family="text">
      <style:text-properties officeooo:rsid="00134446"/>
    </style:style>
    <style:style style:name="T15" style:family="text">
      <style:text-properties officeooo:rsid="0014b3ee"/>
    </style:style>
    <style:style style:name="T16" style:family="text">
      <style:text-properties officeooo:rsid="0014b55e"/>
    </style:style>
    <style:style style:name="T17" style:family="text">
      <style:text-properties style:text-position="super 58%"/>
    </style:style>
    <style:style style:name="T18" style:family="text">
      <style:text-properties officeooo:rsid="001694c4"/>
    </style:style>
    <style:style style:name="fr1" style:family="graphic" style:parent-style-name="Frame">
      <style:graphic-properties fo:margin-left="0.1299in" fo:margin-right="0.1299in" fo:margin-top="0in" fo:margin-bottom="0in" style:vertical-pos="from-top" style:vertical-rel="page-content" style:horizontal-pos="center" style:horizontal-rel="page-content" draw:opacity="0%" fo:padding="0in" fo:border="none" loext:rel-width-rel="paragraph"/>
    </style:style>
    <style:style style:name="fr2" style:family="graphic" style:parent-style-name="Frame">
      <style:graphic-properties fo:margin-left="0.1299in" fo:margin-right="0.1299in" fo:margin-top="0in" fo:margin-bottom="0in" style:vertical-pos="bottom" style:vertical-rel="page-content" style:horizontal-pos="center" style:horizontal-rel="page-content" draw:opacity="0%" fo:padding="0in" fo:border="none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73in" svg:stroke-color="#767171" draw:stroke-linejoin="miter" svg:stroke-linecap="butt" draw:fill="none" draw:textarea-vertical-align="top" draw:auto-grow-height="false" fo:min-height="10.4291in" fo:min-width="7.9602in" fo:padding-top="0.0492in" fo:padding-bottom="0.0492in" fo:padding-left="0.0984in" fo:padding-right="0.0984in" fo:wrap-option="wrap" fo:margin-left="0in" fo:margin-right="0.0201in" fo:margin-top="0in" fo:margin-bottom="0.0201in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 loext:rel-width-rel="page" loext:rel-height-rel="page"/>
    </style:style>
    <style:style style:name="gr2" style:family="graphic">
      <style:graphic-properties draw:stroke="solid" svg:stroke-width="0.0173in" svg:stroke-color="#767171" draw:stroke-linejoin="miter" svg:stroke-linecap="butt" draw:fill="none" draw:textarea-vertical-align="top" draw:auto-grow-height="false" fo:min-height="10.4291in" fo:min-width="7.9602in" fo:padding-top="0.0492in" fo:padding-bottom="0.0492in" fo:padding-left="0.0984in" fo:padding-right="0.0984in" fo:wrap-option="wrap" fo:margin-left="0in" fo:margin-right="0.0201in" fo:margin-top="0in" fo:margin-bottom="0.0201in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/>
      <text:p text:style-name="Standard"><draw:frame draw:style-name="fr2" draw:name="Frame2" text:anchor-type="paragraph" svg:width="0.0161in" style:rel-width="77%" draw:z-index="16"><draw:text-box fo:min-height="0.0161in"><table:table table:name="Table2" table:style-name="Table2"><table:table-column table:style-name="Table2.A"/><table:table-row table:style-name="Table2.1"><table:table-cell table:style-name="Table2.A1" office:value-type="string"><text:p text:style-name="P11">Shahid Sharif</text:p><text:p text:style-name="P11">6<field:fieldmark-start text:name="__Fieldmark__34_1077378517" field:type="vnd.oasis.opendocument.field.FORMDATE"><field:param field:name="DateField_CurrentDate" field:value=""/><field:param field:name="DateField_DateFormat" field:value="M-d-yyyy"/><field:param field:name="DateField_DateFormat_Language" field:value="en-US"/></field:fieldmark-start>-13-2021<field:fieldmark-end/></text:p><text:p text:style-name="P12"/></table:table-cell></table:table-row></table:table></draw:text-box></draw:frame><draw:frame draw:style-name="fr1" draw:name="Frame1" text:anchor-type="paragraph" svg:y="2.0008in" svg:width="0.0161in" style:rel-width="80%" draw:z-index="15"><draw:text-box fo:min-height="0.0161in"><table:table table:name="Table1" table:style-name="Table1"><table:table-column table:style-name="Table1.A"/><table:table-row table:style-name="Table1.1"><table:table-cell table:style-name="Table1.A1" office:value-type="string"><text:p text:style-name="P8">Secunoid Security Consulting Inc.</text:p></table:table-cell></table:table-row><table:table-row table:style-name="Table1.1"><table:table-cell table:style-name="Table1.A2" office:value-type="string"><text:p text:style-name="P10">Design for &lt;Template v2.0&gt;</text:p></table:table-cell></table:table-row><table:table-row table:style-name="Table1.1"><table:table-cell table:style-name="Table1.A1" office:value-type="string"><text:p text:style-name="P8">Information Security</text:p></table:table-cell></table:table-row></table:table></draw:text-box></draw:frame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Table of Contents</text:p>
          </text:index-title>
          <text:p text:style-name="P23"><text:a xlink:type="simple" xlink:href="#__RefHeading___Toc2459_2375364070" text:style-name="Index_20_Link" text:visited-style-name="Index_20_Link">1 Executive Summary<text:tab/>4</text:a></text:p>
          <text:p text:style-name="P23"><text:a xlink:type="simple" xlink:href="#__RefHeading___Toc2461_2375364070" text:style-name="Index_20_Link" text:visited-style-name="Index_20_Link">2 Project Management<text:tab/>4</text:a></text:p>
          <text:p text:style-name="P24"><text:a xlink:type="simple" xlink:href="#__RefHeading___Toc2463_2375364070" text:style-name="Index_20_Link" text:visited-style-name="Index_20_Link">2.1 Project Team<text:tab/>4</text:a></text:p>
          <text:p text:style-name="P24"><text:a xlink:type="simple" xlink:href="#__RefHeading___Toc2465_2375364070" text:style-name="Index_20_Link" text:visited-style-name="Index_20_Link">2.2 Timelines<text:tab/>4</text:a></text:p>
          <text:p text:style-name="P24"><text:a xlink:type="simple" xlink:href="#__RefHeading___Toc2467_2375364070" text:style-name="Index_20_Link" text:visited-style-name="Index_20_Link">2.3 Budget<text:tab/>4</text:a></text:p>
          <text:p text:style-name="P23"><text:a xlink:type="simple" xlink:href="#__RefHeading___Toc2469_2375364070" text:style-name="Index_20_Link" text:visited-style-name="Index_20_Link">3 Gate 0<text:tab/>4</text:a></text:p>
          <text:p text:style-name="P23"><text:a xlink:type="simple" xlink:href="#__RefHeading___Toc2471_2375364070" text:style-name="Index_20_Link" text:visited-style-name="Index_20_Link">4 Gate 1 – Analysis<text:tab/>5</text:a></text:p>
          <text:p text:style-name="P24"><text:a xlink:type="simple" xlink:href="#__RefHeading___Toc2473_2375364070" text:style-name="Index_20_Link" text:visited-style-name="Index_20_Link">4.1 Scope<text:tab/>5</text:a></text:p>
          <text:p text:style-name="P24"><text:a xlink:type="simple" xlink:href="#__RefHeading___Toc2475_2375364070" text:style-name="Index_20_Link" text:visited-style-name="Index_20_Link">4.2 Business Requirements<text:tab/>5</text:a></text:p>
          <text:p text:style-name="P24"><text:a xlink:type="simple" xlink:href="#__RefHeading___Toc2477_2375364070" text:style-name="Index_20_Link" text:visited-style-name="Index_20_Link">4.3 Integration with other systems<text:tab/>5</text:a></text:p>
          <text:p text:style-name="P25"><text:a xlink:type="simple" xlink:href="#__RefHeading___Toc2479_2375364070" text:style-name="Index_20_Link" text:visited-style-name="Index_20_Link">4.3.1 Internal Systems<text:tab/>5</text:a></text:p>
          <text:p text:style-name="P25"><text:a xlink:type="simple" xlink:href="#__RefHeading___Toc2481_2375364070" text:style-name="Index_20_Link" text:visited-style-name="Index_20_Link">4.3.2 Operational Requirements<text:tab/>5</text:a></text:p>
          <text:p text:style-name="P24"><text:a xlink:type="simple" xlink:href="#__RefHeading___Toc2483_2375364070" text:style-name="Index_20_Link" text:visited-style-name="Index_20_Link">4.4 Security Requirements<text:tab/>6</text:a></text:p>
          <text:p text:style-name="P24"><text:a xlink:type="simple" xlink:href="#__RefHeading___Toc2485_2375364070" text:style-name="Index_20_Link" text:visited-style-name="Index_20_Link">4.5 Privacy Impact Assessment<text:tab/>6</text:a></text:p>
          <text:p text:style-name="P24"><text:a xlink:type="simple" xlink:href="#__RefHeading___Toc2487_2375364070" text:style-name="Index_20_Link" text:visited-style-name="Index_20_Link">4.6 Compliance Requirements<text:tab/>6</text:a></text:p>
          <text:p text:style-name="P24"><text:a xlink:type="simple" xlink:href="#__RefHeading___Toc2489_2375364070" text:style-name="Index_20_Link" text:visited-style-name="Index_20_Link">4.7 Data Management<text:tab/>6</text:a></text:p>
          <text:p text:style-name="P24"><text:a xlink:type="simple" xlink:href="#__RefHeading___Toc2491_2375364070" text:style-name="Index_20_Link" text:visited-style-name="Index_20_Link">4.8 Data Backup<text:tab/>6</text:a></text:p>
          <text:p text:style-name="P24"><text:a xlink:type="simple" xlink:href="#__RefHeading___Toc2493_2375364070" text:style-name="Index_20_Link" text:visited-style-name="Index_20_Link">4.9 Data Retention<text:tab/>6</text:a></text:p>
          <text:p text:style-name="P24"><text:a xlink:type="simple" xlink:href="#__RefHeading___Toc2495_2375364070" text:style-name="Index_20_Link" text:visited-style-name="Index_20_Link">4.10 Non-Production Environment<text:tab/>7</text:a></text:p>
          <text:p text:style-name="P24"><text:a xlink:type="simple" xlink:href="#__RefHeading___Toc2497_2375364070" text:style-name="Index_20_Link" text:visited-style-name="Index_20_Link">4.11 Disaster Recovery<text:tab/>8</text:a></text:p>
          <text:p text:style-name="P24"><text:a xlink:type="simple" xlink:href="#__RefHeading___Toc2499_2375364070" text:style-name="Index_20_Link" text:visited-style-name="Index_20_Link">4.12 Business Continuity<text:tab/>8</text:a></text:p>
          <text:p text:style-name="P23"><text:a xlink:type="simple" xlink:href="#__RefHeading___Toc2501_2375364070" text:style-name="Index_20_Link" text:visited-style-name="Index_20_Link">5 Gate 2- Planning &amp; Definition<text:tab/>9</text:a></text:p>
          <text:p text:style-name="P24"><text:a xlink:type="simple" xlink:href="#__RefHeading___Toc2503_2375364070" text:style-name="Index_20_Link" text:visited-style-name="Index_20_Link">5.1 Project Timelines<text:tab/>9</text:a></text:p>
          <text:p text:style-name="P24"><text:a xlink:type="simple" xlink:href="#__RefHeading___Toc2505_2375364070" text:style-name="Index_20_Link" text:visited-style-name="Index_20_Link">5.2 Vendor Contact Details<text:tab/>9</text:a></text:p>
          <text:p text:style-name="P24"><text:a xlink:type="simple" xlink:href="#__RefHeading___Toc2507_2375364070" text:style-name="Index_20_Link" text:visited-style-name="Index_20_Link">5.3 Application Owner<text:tab/>9</text:a></text:p>
          <text:p text:style-name="P24"><text:a xlink:type="simple" xlink:href="#__RefHeading___Toc2509_2375364070" text:style-name="Index_20_Link" text:visited-style-name="Index_20_Link">5.4 Application Overview<text:tab/>9</text:a></text:p>
          <text:p text:style-name="P24"><text:a xlink:type="simple" xlink:href="#__RefHeading___Toc2511_2375364070" text:style-name="Index_20_Link" text:visited-style-name="Index_20_Link">5.5 Security Threat &amp; Risk Assessment<text:tab/>9</text:a></text:p>
          <text:p text:style-name="P23"><text:a xlink:type="simple" xlink:href="#__RefHeading___Toc2513_2375364070" text:style-name="Index_20_Link" text:visited-style-name="Index_20_Link">6 Gate 3 – Design<text:tab/>10</text:a></text:p>
          <text:p text:style-name="P24"><text:a xlink:type="simple" xlink:href="#__RefHeading___Toc2515_2375364070" text:style-name="Index_20_Link" text:visited-style-name="Index_20_Link">6.1 Application Topology<text:tab/>10</text:a></text:p>
          <text:p text:style-name="P24"><text:a xlink:type="simple" xlink:href="#__RefHeading___Toc2517_2375364070" text:style-name="Index_20_Link" text:visited-style-name="Index_20_Link">6.2 Data Flows<text:tab/>10</text:a></text:p>
          <text:p text:style-name="P24"><text:soft-page-break/><text:a xlink:type="simple" xlink:href="#__RefHeading___Toc2529_2375364070" text:style-name="Index_20_Link" text:visited-style-name="Index_20_Link">6.3 Firewall<text:tab/>10</text:a></text:p>
          <text:p text:style-name="P25"><text:a xlink:type="simple" xlink:href="#__RefHeading___Toc2531_2375364070" text:style-name="Index_20_Link" text:visited-style-name="Index_20_Link">6.3.1 Production<text:tab/>10</text:a></text:p>
          <text:p text:style-name="P25"><text:a xlink:type="simple" xlink:href="#__RefHeading___Toc2533_2375364070" text:style-name="Index_20_Link" text:visited-style-name="Index_20_Link">6.3.2 Disaster Recovery<text:tab/>10</text:a></text:p>
          <text:p text:style-name="P24"><text:a xlink:type="simple" xlink:href="#__RefHeading___Toc1750_1077378517" text:style-name="Index_20_Link" text:visited-style-name="Index_20_Link">6.4 Network Changes<text:tab/>10</text:a></text:p>
          <text:p text:style-name="P25"><text:a xlink:type="simple" xlink:href="#__RefHeading___Toc1752_1077378517" text:style-name="Index_20_Link" text:visited-style-name="Index_20_Link">6.4.1 Production<text:tab/>10</text:a></text:p>
          <text:p text:style-name="P25"><text:a xlink:type="simple" xlink:href="#__RefHeading___Toc1754_1077378517" text:style-name="Index_20_Link" text:visited-style-name="Index_20_Link">6.4.2 Disaster Recovers<text:tab/>11</text:a></text:p>
          <text:p text:style-name="P24"><text:a xlink:type="simple" xlink:href="#__RefHeading___Toc2519_2375364070" text:style-name="Index_20_Link" text:visited-style-name="Index_20_Link">6.5 Server Specifications<text:tab/>11</text:a></text:p>
          <text:p text:style-name="P25"><text:a xlink:type="simple" xlink:href="#__RefHeading___Toc2521_2375364070" text:style-name="Index_20_Link" text:visited-style-name="Index_20_Link">6.5.1 Web Server<text:tab/>11</text:a></text:p>
          <text:p text:style-name="P25"><text:a xlink:type="simple" xlink:href="#__RefHeading___Toc2523_2375364070" text:style-name="Index_20_Link" text:visited-style-name="Index_20_Link">6.5.2 Application Server <text:tab/>11</text:a></text:p>
          <text:p text:style-name="P25"><text:a xlink:type="simple" xlink:href="#__RefHeading___Toc2525_2375364070" text:style-name="Index_20_Link" text:visited-style-name="Index_20_Link">6.5.3 Database Server <text:tab/>11</text:a></text:p>
          <text:p text:style-name="P23"><text:a xlink:type="simple" xlink:href="#__RefHeading___Toc2535_2375364070" text:style-name="Index_20_Link" text:visited-style-name="Index_20_Link">7 Gate 4 – Design Implementation<text:tab/>13</text:a></text:p>
          <text:p text:style-name="P23"><text:a xlink:type="simple" xlink:href="#__RefHeading___Toc2537_2375364070" text:style-name="Index_20_Link" text:visited-style-name="Index_20_Link">8 Gate 5 – Go Live<text:tab/>14</text:a></text:p>
          <text:p text:style-name="P24"><text:a xlink:type="simple" xlink:href="#__RefHeading___Toc2539_2375364070" text:style-name="Index_20_Link" text:visited-style-name="Index_20_Link">8.1 RACI Matrix<text:tab/>14</text:a></text:p>
          <text:p text:style-name="P23"><text:a xlink:type="simple" xlink:href="#__RefHeading___Toc2541_2375364070" text:style-name="Index_20_Link" text:visited-style-name="Index_20_Link">9 Gate 6 – Close out<text:tab/>15</text:a></text:p>
          <text:p text:style-name="P23"><text:a xlink:type="simple" xlink:href="#__RefHeading___Toc2543_2375364070" text:style-name="Index_20_Link" text:visited-style-name="Index_20_Link">10 Appendix A: Bibliography<text:tab/>15</text:a></text:p>
          <text:p text:style-name="P23"><text:a xlink:type="simple" xlink:href="#__RefHeading___Toc2545_2375364070" text:style-name="Index_20_Link" text:visited-style-name="Index_20_Link">11 Appendix B: References<text:tab/>15</text:a></text:p>
        </text:index-body>
      </text:table-of-content>
      <text:p text:style-name="Standard"/>
      <text:p text:style-name="P17"/>
      <text:p text:style-name="P7">Version Control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3">Date &amp; Time</text:p>
          </table:table-cell>
          <table:table-cell table:style-name="Table3.A1" office:value-type="string">
            <text:p text:style-name="P13">Update by</text:p>
          </table:table-cell>
          <table:table-cell table:style-name="Table3.A1" office:value-type="string">
            <text:p text:style-name="P13">What was updated</text:p>
          </table:table-cell>
        </table:table-row>
        <table:table-row table:style-name="Table3.1">
          <table:table-cell table:style-name="Table3.A2" office:value-type="string">
            <text:p text:style-name="P15">5May2019</text:p>
          </table:table-cell>
          <table:table-cell table:style-name="Table3.A2" office:value-type="string">
            <text:p text:style-name="P15">Shahid Sharif</text:p>
          </table:table-cell>
          <table:table-cell table:style-name="Table3.A2" office:value-type="string">
            <text:p text:style-name="P15">Initial Release</text:p>
          </table:table-cell>
        </table:table-row>
        <table:table-row table:style-name="Table3.1">
          <table:table-cell table:style-name="Table3.A3" office:value-type="string">
            <text:p text:style-name="P15">12Sep2019</text:p>
          </table:table-cell>
          <table:table-cell table:style-name="Table3.B3" office:value-type="string">
            <text:p text:style-name="P15">Shahid Sharif</text:p>
          </table:table-cell>
          <table:table-cell table:style-name="Table3.C3" office:value-type="string">
            <text:p text:style-name="P15">Add privacy, BCP, DRP, data retention, security, RACI sections</text:p>
          </table:table-cell>
        </table:table-row>
        <table:table-row table:style-name="Table3.1">
          <table:table-cell table:style-name="Table3.A2" office:value-type="string">
            <text:p text:style-name="P15">8Jan2020</text:p>
          </table:table-cell>
          <table:table-cell table:style-name="Table3.A2" office:value-type="string">
            <text:p text:style-name="P15">Shahid Sharif</text:p>
          </table:table-cell>
          <table:table-cell table:style-name="Table3.A2" office:value-type="string">
            <text:p text:style-name="P15">Reformat template to follow SDLC methodology and add default firewall rules</text:p>
          </table:table-cell>
        </table:table-row>
        <table:table-row table:style-name="Table3.1">
          <table:table-cell table:style-name="Table3.A5" office:value-type="string">
            <text:p text:style-name="P15">13Jun2021</text:p>
          </table:table-cell>
          <table:table-cell table:style-name="Table3.B5" office:value-type="string">
            <text:p text:style-name="P15">Shahid Sharif</text:p>
          </table:table-cell>
          <table:table-cell table:style-name="Table3.C5" office:value-type="string">
            <text:p text:style-name="P15">Re-organize the design document based on Project Gates</text:p>
          </table:table-cell>
        </table:table-row>
      </table:table>
      <text:p text:style-name="Standard"/>
      <text:p text:style-name="Standard"/>
      <text:h text:style-name="P27" text:outline-level="1"><text:bookmark-start text:name="__RefHeading___Toc2459_2375364070"/><text:bookmark-start text:name="_Toc74489571"/>Executive Summary<text:bookmark-end text:name="__RefHeading___Toc2459_2375364070"/><text:bookmark-end text:name="_Toc74489571"/></text:h>
      <text:p text:style-name="Standard">This document outlines the design for ………</text:p>
      <text:h text:style-name="Heading_20_1" text:outline-level="1"><text:bookmark-start text:name="__RefHeading___Toc2461_2375364070"/><text:bookmark-start text:name="_Toc74489572"/>Project Management<text:bookmark-end text:name="__RefHeading___Toc2461_2375364070"/><text:bookmark-end text:name="_Toc74489572"/></text:h>
      <text:h text:style-name="Heading_20_2" text:outline-level="2"><text:bookmark-start text:name="__RefHeading___Toc2463_2375364070"/><text:bookmark-start text:name="_Toc74489573"/>Project Team<text:bookmark-end text:name="__RefHeading___Toc2463_2375364070"/><text:bookmark-end text:name="_Toc74489573"/></text:h>
      <text:p text:style-name="Standard">Who is the project manager?</text:p>
      <text:p text:style-name="Standard">Who is the project team?</text:p>
      <text:h text:style-name="Heading_20_2" text:outline-level="2"><text:bookmark-start text:name="__RefHeading___Toc2465_2375364070"/><text:bookmark-start text:name="_Toc74489574"/>Timelines<text:bookmark-end text:name="__RefHeading___Toc2465_2375364070"/><text:bookmark-end text:name="_Toc74489574"/></text:h>
      <text:p text:style-name="Standard">Project Start Date</text:p>
      <text:p text:style-name="Standard">Project End Date</text:p>
      <text:p text:style-name="Standard"/>
      <text:h text:style-name="Heading_20_2" text:outline-level="2"><text:bookmark-start text:name="__RefHeading___Toc2467_2375364070"/><text:bookmark-start text:name="_Toc74489575"/>Budget<text:bookmark-end text:name="__RefHeading___Toc2467_2375364070"/><text:bookmark-end text:name="_Toc74489575"/></text:h>
      <text:p text:style-name="P18"/>
      <text:h text:style-name="Heading_20_1" text:outline-level="1"><text:bookmark-start text:name="__RefHeading___Toc2469_2375364070"/><text:bookmark-start text:name="_Toc74489576"/>Gate 0<text:bookmark-end text:name="__RefHeading___Toc2469_2375364070"/><text:bookmark-end text:name="_Toc74489576"/></text:h>
      <text:p text:style-name="Standard">Business Stakeholder:</text:p>
      <text:p text:style-name="Standard">Product Definition:</text:p>
      <text:p text:style-name="Standard">Project Justification:</text:p>
      <text:p text:style-name="Standard">Product Plan:</text:p>
      <text:p text:style-name="P9"/>
      <text:h text:style-name="P27" text:outline-level="1"><text:bookmark-start text:name="__RefHeading___Toc2471_2375364070"/><text:bookmark-start text:name="_Toc74489577"/>Gate 1 – Analysis<text:bookmark-end text:name="__RefHeading___Toc2471_2375364070"/><text:bookmark-end text:name="_Toc74489577"/></text:h>
      <text:p text:style-name="P19">Once the project funding has been approved , the PM should schedule a kick-off meeting with following stakeholders:</text:p>
      <text:list xml:id="list3478882011" text:style-name="WWNum24">
        <text:list-item>
          <text:p text:style-name="P37">Business Systems Analyst</text:p>
        </text:list-item>
        <text:list-item>
          <text:p text:style-name="P37">Compliance</text:p>
        </text:list-item>
        <text:list-item>
          <text:p text:style-name="P37">Infrastructure Architect</text:p>
        </text:list-item>
        <text:list-item>
          <text:p text:style-name="P37">Privacy</text:p>
        </text:list-item>
        <text:list-item>
          <text:p text:style-name="P37">Security Architect</text:p>
        </text:list-item>
        <text:list-item>
          <text:p text:style-name="P37">System Administrator</text:p>
        </text:list-item>
        <text:list-item>
          <text:p text:style-name="P37">Helpdesk</text:p>
        </text:list-item>
        <text:list-item>
          <text:p text:style-name="P37">Banking Support</text:p>
        </text:list-item>
        <text:list-item>
          <text:p text:style-name="P37">Retail Operations</text:p>
        </text:list-item>
        <text:list-item>
          <text:p text:style-name="P37">Facilities</text:p>
        </text:list-item>
      </text:list>
      <text:p text:style-name="P19"/>
      <text:p text:style-name="P19">After this meeting the representatives of each of the above areas will advise the PM if they need to be further engaged.</text:p>
      <text:p text:style-name="P19"/>
      <text:h text:style-name="Heading_20_2" text:outline-level="2"><text:bookmark-start text:name="__RefHeading___Toc2473_2375364070"/><text:bookmark-start text:name="_Toc74489578"/>Scope<text:bookmark-end text:name="__RefHeading___Toc2473_2375364070"/><text:bookmark-end text:name="_Toc74489578"/></text:h>
      <text:p text:style-name="Standard">Which systems/users will be impacted as a result of this deployment?</text:p>
      <text:p text:style-name="Standard"/>
      <text:p text:style-name="P53">&lt;Requirements are key if you don’t know/understand the requirements from business you are pretty much wasting your time putting this document together and jeopardizing the deliverable quality, timelines, and increasing customer dis-satisfaction&gt;</text:p>
      <text:h text:style-name="Heading_20_2" text:outline-level="2"><text:bookmark-start text:name="__RefHeading___Toc2475_2375364070"/><text:bookmark-start text:name="_Toc74489579"/>Business Requirements<text:bookmark-end text:name="__RefHeading___Toc2475_2375364070"/><text:bookmark-end text:name="_Toc74489579"/></text:h>
      <text:h text:style-name="Heading_20_2" text:outline-level="2"><text:bookmark-start text:name="__RefHeading___Toc2477_2375364070"/><text:bookmark-start text:name="_Toc74489580"/>Integration with other systems<text:bookmark-end text:name="__RefHeading___Toc2477_2375364070"/><text:bookmark-end text:name="_Toc74489580"/></text:h>
      <text:h text:style-name="Heading_20_3" text:outline-level="3"><text:bookmark-start text:name="__RefHeading___Toc2479_2375364070"/><text:bookmark-start text:name="_Toc74489581"/>Internal Systems<text:bookmark-end text:name="__RefHeading___Toc2479_2375364070"/><text:bookmark-end text:name="_Toc74489581"/></text:h>
      <text:p text:style-name="P20"/>
      <text:h text:style-name="P31" text:outline-level="3"><text:bookmark-start text:name="__RefHeading___Toc2481_2375364070"/><text:bookmark-start text:name="_Toc74489582"/>Operational Requirements<text:bookmark-end text:name="__RefHeading___Toc2481_2375364070"/><text:bookmark-end text:name="_Toc74489582"/></text:h>
      <text:p text:style-name="Standard"><text:span text:style-name="T1">Will this/</text:span><text:span text:style-name="T3">these</text:span><text:span text:style-name="T1"> application</text:span><text:span text:style-name="T3">(</text:span><text:span text:style-name="T1">s</text:span><text:span text:style-name="T3">)</text:span><text:span text:style-name="T1"> exchange files with external systems not managed by &lt;</text:span><text:span text:style-name="T3">org name&gt;</text:span><text:span text:style-name="T1">?</text:span></text:p>
      <text:p text:style-name="P20">Who is doing what from operations perspective?</text:p>
      <text:p text:style-name="P20">What will business be responsible for?</text:p>
      <text:p text:style-name="P20">What will Help Desk be responsible for?</text:p>
      <text:p text:style-name="P20">What will Sysadmins be responsible for?</text:p>
      <text:p text:style-name="P20">What will the vendor be responsible for?</text:p>
      <text:p text:style-name="Standard"><text:soft-page-break/></text:p>
      <text:h text:style-name="Heading_20_2" text:outline-level="2"><text:bookmark-start text:name="__RefHeading___Toc2483_2375364070"/><text:bookmark-start text:name="_Toc74489583"/>Security Requirements<text:bookmark-end text:name="__RefHeading___Toc2483_2375364070"/><text:bookmark-end text:name="_Toc74489583"/></text:h>
      <text:p text:style-name="P20">How does user authentication work, can they integrate with AD (SSO – single sign on)?</text:p>
      <text:p text:style-name="P20"/>
      <text:h text:style-name="Heading_20_2" text:outline-level="2"><text:bookmark-start text:name="__RefHeading___Toc2485_2375364070"/><text:bookmark-start text:name="_Toc74489584"/>Privacy Impact Assessment<text:bookmark-end text:name="__RefHeading___Toc2485_2375364070"/><text:bookmark-end text:name="_Toc74489584"/></text:h>
      <text:p text:style-name="P20">What data will be stored in the database from privacy perspective? Eg. User Name, SIN, DOB, Address, Phone Number, Income, Health Information, Gender, Account Number, Account Balances</text:p>
      <text:p text:style-name="Standard"/>
      <text:h text:style-name="Heading_20_2" text:outline-level="2"><text:bookmark-start text:name="__RefHeading___Toc2487_2375364070"/><text:bookmark-start text:name="_Toc74489585"/>Compliance Requirements<text:bookmark-end text:name="__RefHeading___Toc2487_2375364070"/><text:bookmark-end text:name="_Toc74489585"/></text:h>
      <text:p text:style-name="Standard">Are there any industry compliance/regulatory requirements that application will need to comply against?</text:p>
      <text:p text:style-name="Standard"/>
      <text:h text:style-name="Heading_20_2" text:outline-level="2"><text:bookmark-start text:name="__RefHeading___Toc2489_2375364070"/><text:bookmark-start text:name="_Toc74489586"/>Data Management<text:bookmark-end text:name="__RefHeading___Toc2489_2375364070"/><text:bookmark-end text:name="_Toc74489586"/></text:h>
      <text:p text:style-name="Standard">This section outlines what data is being collected, its classification, and retention.</text:p>
      <text:h text:style-name="Heading_20_2" text:outline-level="2"><text:bookmark-start text:name="__RefHeading___Toc2491_2375364070"/><text:bookmark-start text:name="_Toc74489587"/>Data Backup<text:bookmark-end text:name="_Toc74489587"/> <text:bookmark-end text:name="__RefHeading___Toc2491_2375364070"/></text:h>
      <text:p text:style-name="Standard">How often do you want data to be backed up?</text:p>
      <text:p text:style-name="Standard">&lt;<text:span text:style-name="T12">organization name&gt;</text:span> Standard is:</text:p>
      <text:list xml:id="list3959227034" text:style-name="WWNum16">
        <text:list-item>
          <text:p text:style-name="P38">Daily Incremental</text:p>
        </text:list-item>
      </text:list>
      <text:list xml:id="list30611394" text:style-name="WWNum15">
        <text:list-item>
          <text:p text:style-name="P39">Weekly Full, retained for two weeks</text:p>
        </text:list-item>
        <text:list-item>
          <text:p text:style-name="P39">Monthly Full, retained for two months</text:p>
        </text:list-item>
      </text:list>
      <text:p text:style-name="Standard"/>
      <text:h text:style-name="Heading_20_2" text:outline-level="2"><text:bookmark-start text:name="__RefHeading___Toc2493_2375364070"/><text:bookmark-start text:name="_Toc74489588"/>Data Retention<text:bookmark-end text:name="__RefHeading___Toc2493_2375364070"/><text:bookmark-end text:name="_Toc74489588"/></text:h>
      <text:p text:style-name="Standard">How long should the data <text:s/>be retained for this application. <text:s/></text:p>
      <text:p text:style-name="Standard"/>
      <text:p text:style-name="P9"/>
      <text:h text:style-name="P28" text:outline-level="2"><text:bookmark-start text:name="__RefHeading___Toc2495_2375364070"/><text:bookmark-start text:name="_Toc74489589"/>Non-Production Environment<text:bookmark-end text:name="__RefHeading___Toc2495_2375364070"/><text:bookmark-end text:name="_Toc74489589"/></text:h>
      <text:p text:style-name="Standard">Will this system have a non-production environment(s)?</text:p>
      <text:p text:style-name="Standard">If yes, all the data in the non-production environment MUST be anonymized.</text:p>
      <text:p text:style-name="Standard"/>
      <text:p text:style-name="P9"/>
      <text:h text:style-name="P28" text:outline-level="2"><text:bookmark-start text:name="__RefHeading___Toc2497_2375364070"/><text:bookmark-start text:name="_Toc74489590"/>Disaster Recovery<text:bookmark-end text:name="__RefHeading___Toc2497_2375364070"/><text:bookmark-end text:name="_Toc74489590"/></text:h>
      <text:p text:style-name="Standard">Current &lt;Org Name&gt; deployment at &lt;Production Data Center Name&gt; is designed for an RTO<text:note text:id="ftn1" text:note-class="footnote"><text:note-citation>1</text:note-citation><text:note-body><text:p text:style-name="Footnote"><text:s/>RTO-Recovery Time Objective</text:p></text:note-body></text:note> of 4 hours and RPO<text:note text:id="ftn2" text:note-class="footnote"><text:note-citation>2</text:note-citation><text:note-body><text:p text:style-name="Footnote"><text:s/>RPO-Recovery Point Objective</text:p></text:note-body></text:note> of four hours. Which means when the primary data center is destroyed due to a natural/un-natural disaster IT will bring up your system at an alternate site within four hours, RTO, and a data loss RPO, which is within four hours.</text:p>
      <text:p text:style-name="Standard">Please advise us if you require shorter RTO/RPO</text:p>
      <text:h text:style-name="Heading_20_2" text:outline-level="2"><text:bookmark-start text:name="__RefHeading___Toc2499_2375364070"/><text:bookmark-start text:name="_Toc74489591"/>Business Continuity<text:bookmark-end text:name="__RefHeading___Toc2499_2375364070"/><text:bookmark-end text:name="_Toc74489591"/></text:h>
      <text:p text:style-name="Standard">Business to ensure there are no single point of failures from application operation perspective. Some items to consider are:</text:p>
      <text:list xml:id="list3388468394" text:style-name="WWNum17">
        <text:list-item>
          <text:p text:style-name="P40">Document all application operation process &amp; procedures</text:p>
        </text:list-item>
        <text:list-item>
          <text:p text:style-name="P40">Ensure there are no single point of failures in the team such that if a team member goes on vacation or leaves the company, business operations are not impacted negatively</text:p>
        </text:list-item>
        <text:list-item>
          <text:p text:style-name="P40">How can business activities proceed if the application becomes unavailable?</text:p>
        </text:list-item>
        <text:list-item>
          <text:p text:style-name="P40">Can the team operate the remotely if access to <text:span text:style-name="T14">primary location</text:span> is not possible due to natural/un-natural disaster?</text:p>
        </text:list-item>
      </text:list>
      <text:p text:style-name="Standard"/>
      <text:p text:style-name="Standard"/>
      <text:p text:style-name="P9"/>
      <text:h text:style-name="P27" text:outline-level="1"><text:bookmark-start text:name="__RefHeading___Toc2501_2375364070"/><text:bookmark-start text:name="_Toc74489592"/>Gate 2- Planning &amp; Definition<text:bookmark-end text:name="__RefHeading___Toc2501_2375364070"/><text:bookmark-end text:name="_Toc74489592"/></text:h>
      <text:h text:style-name="Heading_20_2" text:outline-level="2"><text:bookmark-start text:name="__RefHeading___Toc2503_2375364070"/><text:bookmark-start text:name="_Toc74489593"/>Project Timelines<text:bookmark-end text:name="__RefHeading___Toc2503_2375364070"/><text:bookmark-end text:name="_Toc74489593"/></text:h>
      <text:h text:style-name="Heading_20_2" text:outline-level="2"><text:bookmark-start text:name="__RefHeading___Toc2505_2375364070"/><text:bookmark-start text:name="_Toc74489594"/>Vendor Contact Details<text:bookmark-end text:name="__RefHeading___Toc2505_2375364070"/><text:bookmark-end text:name="_Toc74489594"/></text:h>
      <text:p text:style-name="Standard"/>
      <text:h text:style-name="Heading_20_2" text:outline-level="2"><text:bookmark-start text:name="__RefHeading___Toc2507_2375364070"/><text:bookmark-start text:name="_Toc74489595"/>Application Owner<text:bookmark-end text:name="__RefHeading___Toc2507_2375364070"/><text:bookmark-end text:name="_Toc74489595"/></text:h>
      <text:p text:style-name="Standard"/>
      <text:h text:style-name="Heading_20_2" text:outline-level="2"><text:bookmark-start text:name="__RefHeading___Toc2509_2375364070"/><text:bookmark-start text:name="_Toc74489596"/>Application Overview<text:bookmark-end text:name="__RefHeading___Toc2509_2375364070"/><text:bookmark-end text:name="_Toc74489596"/></text:h>
      <text:p text:style-name="Standard">Please provide:</text:p>
      <text:list xml:id="list59619293" text:style-name="WWNum18">
        <text:list-item>
          <text:p text:style-name="P41">Why was this application procured?</text:p>
        </text:list-item>
        <text:list-item>
          <text:p text:style-name="P41">What does this application do?</text:p>
        </text:list-item>
        <text:list-item>
          <text:p text:style-name="P41">Verbiage and an overall architecture on how the application communicates among its components and external components.</text:p>
        </text:list-item>
      </text:list>
      <text:p text:style-name="Standard"/>
      <text:h text:style-name="Heading_20_2" text:outline-level="2"><text:bookmark-start text:name="__RefHeading___Toc2511_2375364070"/><text:bookmark-start text:name="_Toc74489597"/>Security Threat &amp; Risk Assessment<text:bookmark-end text:name="__RefHeading___Toc2511_2375364070"/><text:bookmark-end text:name="_Toc74489597"/></text:h>
      <text:p text:style-name="Standard"/>
      <text:p text:style-name="P9"/>
      <text:h text:style-name="P27" text:outline-level="1"><text:bookmark-start text:name="__RefHeading___Toc2513_2375364070"/><text:bookmark-start text:name="_Toc74489598"/>Gate 3 – Design<text:bookmark-end text:name="__RefHeading___Toc2513_2375364070"/><text:bookmark-end text:name="_Toc74489598"/></text:h>
      <text:p text:style-name="Standard"/>
      <text:h text:style-name="Heading_20_2" text:outline-level="2"><text:bookmark-start text:name="__RefHeading___Toc2515_2375364070"/><text:bookmark-start text:name="_Toc74489599"/>Application Topology<text:bookmark-end text:name="__RefHeading___Toc2515_2375364070"/><text:bookmark-end text:name="_Toc74489599"/></text:h>
      <text:p text:style-name="Standard">&lt;Please add a Visio depicting firewalls, MPLS, etc.&gt;</text:p>
      <text:h text:style-name="Heading_20_2" text:outline-level="2"><text:bookmark-start text:name="__RefHeading___Toc2517_2375364070"/><text:bookmark-start text:name="_Toc74489600"/>Data Flows<text:bookmark-end text:name="__RefHeading___Toc2517_2375364070"/><text:bookmark-end text:name="_Toc74489600"/></text:h>
      <text:p text:style-name="Standard">&lt;<text:span text:style-name="T14">Add Data flows between applications, including who initiates connection, over which ports&gt;</text:span></text:p>
      <text:h text:style-name="P29" text:outline-level="2"><text:bookmark-start text:name="_Toc74489606"/><text:bookmark-start text:name="__RefHeading___Toc2529_2375364070"/>Firewall<text:bookmark-end text:name="_Toc74489606"/><text:bookmark-end text:name="__RefHeading___Toc2529_2375364070"/></text:h>
      <text:p text:style-name="P61">For this application to operate, following rules need to be added to the firewalls.</text:p>
      <text:h text:style-name="P33" text:outline-level="3"><text:bookmark-start text:name="__RefHeading___Toc2531_2375364070"/><text:span text:style-name="T15">Production</text:span><text:bookmark-start text:name="_Toc74489607"/><text:bookmark-end text:name="__RefHeading___Toc2531_2375364070"/><text:bookmark-end text:name="_Toc74489607"/></text:h>
      <text:h text:style-name="P36" text:outline-level="4"><text:span text:style-name="T15">Firewall Rules</text:span></text:h>
      <text:p text:style-name="P61">For hosts deployed in &lt;Production Data Center Name&gt;, following firewall rules will be required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60">Rule No.</text:p>
          </table:table-cell>
          <table:table-cell table:style-name="Table4.A1" office:value-type="string">
            <text:p text:style-name="P60">Source</text:p>
          </table:table-cell>
          <table:table-cell table:style-name="Table4.A1" office:value-type="string">
            <text:p text:style-name="P60">Destination IP</text:p>
          </table:table-cell>
          <table:table-cell table:style-name="Table4.A1" office:value-type="string">
            <text:p text:style-name="P60">N<text:span text:style-name="T13">AT</text:span> IP</text:p>
          </table:table-cell>
          <table:table-cell table:style-name="Table4.A1" office:value-type="string">
            <text:p text:style-name="P60">Port<text:span text:style-name="T11">(s)</text:span></text:p>
          </table:table-cell>
          <table:table-cell table:style-name="Table4.A1" office:value-type="string">
            <text:p text:style-name="P60">Comment</text:p>
          </table:table-cell>
        </table:table-row>
        <table:table-row table:style-name="Table4.1"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6"/>
          </table:table-cell>
        </table:table-row>
        <table:table-row table:style-name="Table4.1">
          <table:table-cell table:style-name="Table4.A3" office:value-type="string">
            <text:p text:style-name="P47"/>
          </table:table-cell>
          <table:table-cell table:style-name="Table4.B3" office:value-type="string">
            <text:p text:style-name="P48"/>
          </table:table-cell>
          <table:table-cell table:style-name="Table4.C3" office:value-type="string">
            <text:p text:style-name="P48"/>
          </table:table-cell>
          <table:table-cell table:style-name="Table4.D3" office:value-type="string">
            <text:p text:style-name="P48"/>
          </table:table-cell>
          <table:table-cell table:style-name="Table4.E3" office:value-type="string">
            <text:p text:style-name="P48"/>
          </table:table-cell>
          <table:table-cell table:style-name="Table4.F3" office:value-type="string">
            <text:p text:style-name="P46"/>
          </table:table-cell>
        </table:table-row>
      </table:table>
      <text:p text:style-name="P61"/>
      <text:h text:style-name="P35" text:outline-level="4">Firewall Routes</text:h>
      <text:p text:style-name="P61"/>
      <text:h text:style-name="P33" text:outline-level="3"><text:bookmark-start text:name="__RefHeading___Toc2533_2375364070"/><text:bookmark-start text:name="_Toc74489608"/>D<text:span text:style-name="T15">isaster Recovery</text:span><text:bookmark-end text:name="__RefHeading___Toc2533_2375364070"/></text:h>
      <text:h text:style-name="Heading_20_4" text:outline-level="4">Firewall<text:bookmark-end text:name="_Toc74489608"/> <text:span text:style-name="T15">Rules</text:span></text:h>
      <text:p text:style-name="P61">For hosts NOT deployed in primary data center, following firewall rules will be required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60">Rule No.</text:p>
          </table:table-cell>
          <table:table-cell table:style-name="Table5.A1" office:value-type="string">
            <text:p text:style-name="P60">Source</text:p>
          </table:table-cell>
          <table:table-cell table:style-name="Table5.A1" office:value-type="string">
            <text:p text:style-name="P60">Destination IP</text:p>
          </table:table-cell>
          <table:table-cell table:style-name="Table5.A1" office:value-type="string">
            <text:p text:style-name="P60">N<text:span text:style-name="T13">AT</text:span> IP</text:p>
          </table:table-cell>
          <table:table-cell table:style-name="Table5.A1" office:value-type="string">
            <text:p text:style-name="P60">Port<text:span text:style-name="T11">(s)</text:span></text:p>
          </table:table-cell>
          <table:table-cell table:style-name="Table5.A1" office:value-type="string">
            <text:p text:style-name="P60">Comment</text:p>
          </table:table-cell>
        </table:table-row>
        <table:table-row table:style-name="Table5.1"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7"/>
          </table:table-cell>
        </table:table-row>
        <table:table-row table:style-name="Table5.1">
          <table:table-cell table:style-name="Table5.A3" office:value-type="string">
            <text:p text:style-name="P57"/>
          </table:table-cell>
          <table:table-cell table:style-name="Table5.B3" office:value-type="string">
            <text:p text:style-name="P58"/>
          </table:table-cell>
          <table:table-cell table:style-name="Table5.C3" office:value-type="string">
            <text:p text:style-name="P57"/>
          </table:table-cell>
          <table:table-cell table:style-name="Table5.D3" office:value-type="string">
            <text:p text:style-name="P57"/>
          </table:table-cell>
          <table:table-cell table:style-name="Table5.E3" office:value-type="string">
            <text:p text:style-name="P57"/>
          </table:table-cell>
          <table:table-cell table:style-name="Table5.F3" office:value-type="string">
            <text:p text:style-name="P57"/>
          </table:table-cell>
        </table:table-row>
      </table:table>
      <text:p text:style-name="P61"/>
      <text:h text:style-name="P35" text:outline-level="4">Firewall Routes</text:h>
      <text:p text:style-name="P61"/>
      <text:h text:style-name="P30" text:outline-level="2"><text:bookmark-start text:name="__RefHeading___Toc1750_1077378517"/>Network Changes<text:bookmark-end text:name="__RefHeading___Toc1750_1077378517"/></text:h>
      <text:h text:style-name="P34" text:outline-level="3"><text:bookmark-start text:name="__RefHeading___Toc1752_1077378517"/>Production<text:bookmark-end text:name="__RefHeading___Toc1752_1077378517"/></text:h>
      <text:h text:style-name="Heading_20_4" text:outline-level="4">Switches</text:h>
      <text:h text:style-name="P35" text:outline-level="4">Routers</text:h>
      <text:p text:style-name="P61"/>
      <text:h text:style-name="P34" text:outline-level="3"><text:bookmark-start text:name="__RefHeading___Toc1754_1077378517"/><text:soft-page-break/>Disaster Recovers<text:bookmark-end text:name="__RefHeading___Toc1754_1077378517"/></text:h>
      <text:h text:style-name="P36" text:outline-level="4">Switches</text:h>
      <text:h text:style-name="P35" text:outline-level="4">Routers</text:h>
      <text:p text:style-name="P61"/>
      <text:h text:style-name="Heading_20_2" text:outline-level="2"><text:bookmark-start text:name="__RefHeading___Toc2519_2375364070"/><text:bookmark-start text:name="_Toc74489601"/>Server Specifications<text:bookmark-end text:name="__RefHeading___Toc2519_2375364070"/><text:bookmark-end text:name="_Toc74489601"/></text:h>
      <text:p text:style-name="Standard">Following servers will be deployed in the &lt;Production Data Center Name&gt;</text:p>
      <text:h text:style-name="P32" text:outline-level="3"><text:bookmark-start text:name="__RefHeading___Toc2521_2375364070"/><text:bookmark-start text:name="_Toc74489602"/>Web Server<text:bookmark-end text:name="__RefHeading___Toc2521_2375364070"/><text:bookmark-end text:name="_Toc74489602"/></text:h>
      <text:p text:style-name="P21"><text:span text:style-name="T4">Data Centre</text:span><text:span text:style-name="T5">: </text:span></text:p>
      <text:p text:style-name="P21"><text:span text:style-name="T4">Replicate &amp; Recover</text:span><text:span text:style-name="T5">: Yes</text:span><text:span text:style-name="T7">/No</text:span></text:p>
      <text:p text:style-name="P21"><text:span text:style-name="T4">Normal Backup Pool</text:span><text:span text:style-name="T5">: Yes</text:span><text:span text:style-name="T7">/No</text:span></text:p>
      <text:p text:style-name="P21"><text:span text:style-name="T4">Database Agent Based Backup</text:span><text:span text:style-name="T5">: </text:span><text:span text:style-name="T6">Yes</text:span><text:span text:style-name="T5">/No</text:span></text:p>
      <text:p text:style-name="P21"><text:span text:style-name="T4">Server Name</text:span><text:span text:style-name="T5">: &lt;hostname&gt;.&lt;Org Name&gt;</text:span></text:p>
      <text:p text:style-name="P21"><text:span text:style-name="T4">CPU Cores</text:span><text:span text:style-name="T5">: ?</text:span><text:span text:style-name="T7"> </text:span></text:p>
      <text:p text:style-name="P21"><text:span text:style-name="T4">Memory</text:span><text:span text:style-name="T5">: ?GB</text:span><text:span text:style-name="T7"> </text:span></text:p>
      <text:p text:style-name="P21"><text:span text:style-name="T4">C Drive</text:span><text:span text:style-name="T5">: ?GB</text:span><text:span text:style-name="T7"> </text:span></text:p>
      <text:p text:style-name="P21"><text:span text:style-name="T8">D Drive</text:span><text:span text:style-name="T7">: ?GB</text:span></text:p>
      <text:p text:style-name="P21"><text:span text:style-name="T4">Operating System</text:span><text:span text:style-name="T5">: Windows Server ?</text:span></text:p>
      <text:p text:style-name="P21"><text:span text:style-name="T4">Zone</text:span><text:span text:style-name="T5">: &lt;zones as per &lt;Production Data Center Name&gt;&gt;</text:span><text:span text:style-name="T7"> </text:span></text:p>
      <text:p text:style-name="P21"><text:span text:style-name="T4">IP Address</text:span><text:span text:style-name="T5">: &lt;IP Address as per &lt;Production Data Center Name&gt; Subnets&gt;</text:span><text:span text:style-name="T7"> </text:span></text:p>
      <text:p text:style-name="P21"><text:span text:style-name="T4">GW</text:span><text:span text:style-name="T5">: &lt;IP Address as per &lt;Production Data Center Name&gt; Subnets&gt;</text:span><text:span text:style-name="T7"> </text:span></text:p>
      <text:p text:style-name="P55">DNS1:</text:p>
      <text:p text:style-name="P21"><text:span text:style-name="T4">DNS2</text:span><text:span text:style-name="T9">: </text:span></text:p>
      <text:p text:style-name="P56"> </text:p>
      <text:h text:style-name="Heading_20_3" text:outline-level="3"><text:bookmark-start text:name="__RefHeading___Toc2523_2375364070"/><text:bookmark-start text:name="_Toc74489603"/><text:span text:style-name="T2">Application Server</text:span><text:bookmark-end text:name="_Toc74489603"/><text:span text:style-name="T10"> </text:span><text:bookmark-end text:name="__RefHeading___Toc2523_2375364070"/></text:h>
      <text:p text:style-name="P21"><text:span text:style-name="T4">Data Centre</text:span><text:span text:style-name="T5">: &lt;Production Data Center Name&gt;</text:span></text:p>
      <text:p text:style-name="P21"><text:span text:style-name="T4">Replicate &amp; Recover</text:span><text:span text:style-name="T5">: Yes</text:span><text:span text:style-name="T7">/No</text:span></text:p>
      <text:p text:style-name="P21"><text:span text:style-name="T4">Normal Backup Pool</text:span><text:span text:style-name="T5">: Yes</text:span><text:span text:style-name="T7">/No</text:span></text:p>
      <text:p text:style-name="P21"><text:span text:style-name="T4">Database Agent Based Backup</text:span><text:span text:style-name="T5">: No/No</text:span><text:span text:style-name="T7"> </text:span></text:p>
      <text:p text:style-name="P21"><text:span text:style-name="T4">Server Name</text:span><text:span text:style-name="T5">: &lt;hostname&gt;.&lt;Org Name&gt;</text:span></text:p>
      <text:p text:style-name="P21"><text:span text:style-name="T4">CPU Cores</text:span><text:span text:style-name="T5">: ?</text:span><text:span text:style-name="T7"> </text:span></text:p>
      <text:p text:style-name="P21"><text:span text:style-name="T4">Memory</text:span><text:span text:style-name="T5">: ?GB</text:span><text:span text:style-name="T7"> </text:span></text:p>
      <text:p text:style-name="P21"><text:span text:style-name="T4">C Drive</text:span><text:span text:style-name="T5">: ?GB</text:span><text:span text:style-name="T7"> </text:span></text:p>
      <text:p text:style-name="P21"><text:span text:style-name="T8">D Drive</text:span><text:span text:style-name="T7">: ?GB</text:span></text:p>
      <text:p text:style-name="P21"><text:span text:style-name="T4">Operating System</text:span><text:span text:style-name="T5">: Windows Server ?</text:span></text:p>
      <text:p text:style-name="P21"><text:span text:style-name="T4">Zone</text:span><text:span text:style-name="T5">: &lt;zones as per &lt;Production Data Center Name&gt;&gt;</text:span><text:span text:style-name="T7"> </text:span></text:p>
      <text:p text:style-name="P21"><text:span text:style-name="T4">IP Address</text:span><text:span text:style-name="T5">: &lt;IP Address as per &lt;Production Data Center Name&gt; Subnets&gt;</text:span><text:span text:style-name="T7"> </text:span></text:p>
      <text:p text:style-name="P21"><text:span text:style-name="T4">GW</text:span><text:span text:style-name="T5">: &lt;IP Address as per &lt;Production Data Center Name&gt; Subnets&gt;</text:span><text:span text:style-name="T7"> </text:span></text:p>
      <text:p text:style-name="P55">DNS1:</text:p>
      <text:p text:style-name="P21"><text:span text:style-name="T4">DNS2</text:span><text:span text:style-name="T9">: </text:span></text:p>
      <text:p text:style-name="P22"/>
      <text:h text:style-name="Heading_20_3" text:outline-level="3"><text:bookmark-start text:name="__RefHeading___Toc2525_2375364070"/><text:bookmark-start text:name="_Toc74489604"/><text:span text:style-name="T2">Database Server</text:span><text:bookmark-end text:name="_Toc74489604"/><text:span text:style-name="T10"> </text:span><text:bookmark-end text:name="__RefHeading___Toc2525_2375364070"/></text:h>
      <text:p text:style-name="P21"><text:span text:style-name="T4">Data Centre</text:span><text:span text:style-name="T5">: </text:span></text:p>
      <text:p text:style-name="P21"><text:span text:style-name="T4">Replicate &amp; Recover</text:span><text:span text:style-name="T5">: Yes</text:span><text:span text:style-name="T7">/No</text:span></text:p>
      <text:p text:style-name="P21"><text:soft-page-break/><text:span text:style-name="T4">Normal Backup Pool</text:span><text:span text:style-name="T5">: Yes</text:span><text:span text:style-name="T7">/No</text:span></text:p>
      <text:p text:style-name="P21"><text:span text:style-name="T4">Database Agent Based Backup</text:span><text:span text:style-name="T5">: No/No</text:span><text:span text:style-name="T7"> </text:span></text:p>
      <text:p text:style-name="P21"><text:span text:style-name="T4">Server Name</text:span><text:span text:style-name="T5">: &lt;hostname&gt;.&lt;Org Name&gt;</text:span></text:p>
      <text:p text:style-name="P21"><text:span text:style-name="T4">CPU Cores</text:span><text:span text:style-name="T5">: ?</text:span><text:span text:style-name="T7"> </text:span></text:p>
      <text:p text:style-name="P21"><text:span text:style-name="T4">Memory</text:span><text:span text:style-name="T5">: ?GB</text:span><text:span text:style-name="T7"> </text:span></text:p>
      <text:p text:style-name="P21"><text:span text:style-name="T4">C Drive</text:span><text:span text:style-name="T5">: ?GB</text:span><text:span text:style-name="T7"> </text:span></text:p>
      <text:p text:style-name="P21"><text:span text:style-name="T8">D Drive</text:span><text:span text:style-name="T7">: ?GB</text:span></text:p>
      <text:p text:style-name="P21"><text:span text:style-name="T4">Operating System</text:span><text:span text:style-name="T5">: Windows Server ?</text:span></text:p>
      <text:p text:style-name="P21"><text:span text:style-name="T4">Zone</text:span><text:span text:style-name="T5">: &lt;zones as per &lt;Production Data Center Name&gt;&gt;</text:span><text:span text:style-name="T7"> </text:span></text:p>
      <text:p text:style-name="P21"><text:span text:style-name="T4">IP Address</text:span><text:span text:style-name="T5">: &lt;IP Address as per datacenter Subnets&gt;</text:span><text:span text:style-name="T7"> </text:span></text:p>
      <text:p text:style-name="P21"><text:span text:style-name="T4">GW</text:span><text:span text:style-name="T5">: &lt;IP Address as per datacenter Subnets&gt;</text:span><text:span text:style-name="T7"> </text:span></text:p>
      <text:p text:style-name="P55">DNS1:</text:p>
      <text:p text:style-name="P21"><text:span text:style-name="T4">DNS2</text:span><text:span text:style-name="T9">: </text:span></text:p>
      <text:p text:style-name="Standard"/>
      <text:p text:style-name="P9"/>
      <text:h text:style-name="P27" text:outline-level="1"><text:bookmark-start text:name="__RefHeading___Toc2535_2375364070"/><text:bookmark-start text:name="_Toc74489609"/>Gate 4 – <text:span text:style-name="T15">Design </text:span>Implementation<text:bookmark-end text:name="__RefHeading___Toc2535_2375364070"/><text:bookmark-end text:name="_Toc74489609"/></text:h>
      <text:p text:style-name="P62">The implementation procedures will vary depending on the <text:span text:style-name="T16">environment the solution is being deployed in. <text:s/>Some of the deployment environments can be:</text:span></text:p>
      <text:list xml:id="list4014233175" text:style-name="L1">
        <text:list-item>
          <text:p text:style-name="P63">On Premise</text:p>
        </text:list-item>
        <text:list-item>
          <text:p text:style-name="P63">Cloud (AWS, Azure, GCP)</text:p>
        </text:list-item>
      </text:list>
      <text:p text:style-name="P64">For cloud deployments some organizations might consider Infrastructure As Code (IaC) approach. <text:s/>For IaC, the choices can be:</text:p>
      <text:list xml:id="list1704050126" text:style-name="L2">
        <text:list-item>
          <text:p text:style-name="P65">Cloud Service Provider (CSP) Native (Azure Resource Manager(ARM), AWS Cloud Formation, </text:p>
        </text:list-item>
        <text:list-item>
          <text:p text:style-name="P65">CSP Agnostic 3<text:span text:style-name="T17">rd</text:span> Party platforms such as Terraform &amp; Pulumi</text:p>
        </text:list-item>
      </text:list>
      <text:p text:style-name="P64">Some of key activities for implementation are:</text:p>
      <text:list xml:id="list2625209471" text:style-name="L3">
        <text:list-item>
          <text:p text:style-name="P43">Method <text:span text:style-name="T15">O</text:span>f <text:span text:style-name="T15">P</text:span>rocedure<text:span text:style-name="T15">(MOP)</text:span></text:p>
          <text:list>
            <text:list-item>
              <text:p text:style-name="P43">Pre tasks</text:p>
            </text:list-item>
            <text:list-item>
              <text:p text:style-name="P43">Change</text:p>
            </text:list-item>
            <text:list-item>
              <text:p text:style-name="P43">Testing</text:p>
            </text:list-item>
            <text:list-item>
              <text:p text:style-name="P43">Post tasks</text:p>
            </text:list-item>
          </text:list>
        </text:list-item>
        <text:list-item>
          <text:p text:style-name="P43">Submit Change Request</text:p>
        </text:list-item>
        <text:list-item>
          <text:p text:style-name="P43">Change Approval</text:p>
        </text:list-item>
        <text:list-item>
          <text:p text:style-name="P43">Change Implementation</text:p>
        </text:list-item>
        <text:list-item>
          <text:p text:style-name="P43">If there is a DR environment, test it too.</text:p>
        </text:list-item>
      </text:list>
      <text:p text:style-name="P9"/>
      <text:h text:style-name="P27" text:outline-level="1"><text:bookmark-start text:name="__RefHeading___Toc2537_2375364070"/><text:bookmark-start text:name="_Toc74489610"/>Gate 5 – Go Live<text:bookmark-end text:name="__RefHeading___Toc2537_2375364070"/><text:bookmark-end text:name="_Toc74489610"/></text:h>
      <text:list xml:id="list2071404583" text:style-name="WWNum23">
        <text:list-item>
          <text:p text:style-name="P45">Pre-production checks to ensure the implementation adheres to design and security requirements</text:p>
        </text:list-item>
        <text:list-item>
          <text:p text:style-name="P45">Clear alignment with the teams operating the environment <text:span text:style-name="T18">and the environment business owner</text:span>, <text:span text:style-name="T18">producing a RACI</text:span></text:p>
        </text:list-item>
        <text:list-item>
          <text:p text:style-name="P45">Handover to production support team to operate</text:p>
        </text:list-item>
        <text:list-item>
          <text:p text:style-name="P42">IT Infra &amp; OPS</text:p>
          <text:list>
            <text:list-item>
              <text:p text:style-name="P42">Servers are being monitored by IT in &lt;System/Network Capacity Monitoring Product&gt;</text:p>
            </text:list-item>
            <text:list-item>
              <text:p text:style-name="P42">Applications are being monitored by IT in &lt;System/Network Capacity Monitoring Product&gt;</text:p>
            </text:list-item>
          </text:list>
        </text:list-item>
        <text:list-item>
          <text:p text:style-name="P42">Security<text:tab/></text:p>
          <text:list>
            <text:list-item>
              <text:p text:style-name="P42">Servers sending logs to SIEM</text:p>
            </text:list-item>
            <text:list-item>
              <text:p text:style-name="P42">SIEM Rules updated as required</text:p>
            </text:list-item>
            <text:list-item>
              <text:p text:style-name="P42">Vulnerability Scan of environment completed</text:p>
            </text:list-item>
            <text:list-item>
              <text:p text:style-name="P42">Veracode application scan if web based</text:p>
            </text:list-item>
            <text:list-item>
              <text:p text:style-name="P42">User account review process</text:p>
            </text:list-item>
            <text:list-item>
              <text:p text:style-name="P42">Systems included in weekly internal Vulnerability Scans</text:p>
            </text:list-item>
            <text:list-item>
              <text:p text:style-name="P42">Systems included in Monthly External Vulnerability Scans</text:p>
            </text:list-item>
          </text:list>
        </text:list-item>
        <text:list-item>
          <text:p text:style-name="P42">End User Population</text:p>
          <text:list>
            <text:list-item>
              <text:p text:style-name="P42">Has the end user population trained?</text:p>
            </text:list-item>
            <text:list-item>
              <text:p text:style-name="P42">Link to end user population training documentation, preferably on fresh service</text:p>
            </text:list-item>
          </text:list>
        </text:list-item>
        <text:list-item>
          <text:p text:style-name="P42">Helpdesk</text:p>
          <text:list>
            <text:list-item>
              <text:p text:style-name="P42">User Role based access control document updated for impacted roles</text:p>
            </text:list-item>
            <text:list-item>
              <text:p text:style-name="P42">Approval Process for user accounts on this system</text:p>
            </text:list-item>
            <text:list-item>
              <text:p text:style-name="P42">Documentation for Helpdesk on how:</text:p>
              <text:list>
                <text:list-item>
                  <text:p text:style-name="P42">Provision Users</text:p>
                </text:list-item>
                <text:list-item>
                  <text:p text:style-name="P42">Deprovision Users</text:p>
                </text:list-item>
              </text:list>
            </text:list-item>
          </text:list>
        </text:list-item>
      </text:list>
      <text:h text:style-name="Heading_20_2" text:outline-level="2"><text:bookmark-start text:name="__RefHeading___Toc2539_2375364070"/><text:bookmark-start text:name="_Toc74489611"/>RACI Matrix<text:bookmark-end text:name="__RefHeading___Toc2539_2375364070"/><text:bookmark-end text:name="_Toc74489611"/></text:h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4">Activity</text:p>
          </table:table-cell>
          <table:table-cell table:style-name="Table6.A1" office:value-type="string">
            <text:p text:style-name="P14">Responsible</text:p>
          </table:table-cell>
          <table:table-cell table:style-name="Table6.A1" office:value-type="string">
            <text:p text:style-name="P14">Accountable</text:p>
          </table:table-cell>
          <table:table-cell table:style-name="Table6.A1" office:value-type="string">
            <text:p text:style-name="P14">Consulted</text:p>
          </table:table-cell>
          <table:table-cell table:style-name="Table6.A1" office:value-type="string">
            <text:p text:style-name="P14">Informed</text:p>
          </table:table-cell>
        </table:table-row>
        <table:table-row table:style-name="Table6.1">
          <table:table-cell table:style-name="Table6.A2" office:value-type="string">
            <text:p text:style-name="P16">Application Installation</text:p>
          </table:table-cell>
          <table:table-cell table:style-name="Table6.A2" office:value-type="string">
            <text:p text:style-name="P15">Vendor</text:p>
          </table:table-cell>
          <table:table-cell table:style-name="Table6.A2" office:value-type="string">
            <text:p text:style-name="P15">Business</text:p>
          </table:table-cell>
          <table:table-cell table:style-name="Table6.A2" office:value-type="string">
            <text:p text:style-name="P15">IT-OPS</text:p>
          </table:table-cell>
          <table:table-cell table:style-name="Table6.A2" office:value-type="string">
            <text:p text:style-name="P15">IT-OPS</text:p>
          </table:table-cell>
        </table:table-row>
        <table:table-row table:style-name="Table6.1">
          <table:table-cell table:style-name="Table6.A3" office:value-type="string">
            <text:p text:style-name="P16">Application Configuration</text:p>
          </table:table-cell>
          <table:table-cell table:style-name="Table6.B3" office:value-type="string">
            <text:p text:style-name="P15">Vendor</text:p>
          </table:table-cell>
          <table:table-cell table:style-name="Table6.C3" office:value-type="string">
            <text:p text:style-name="P15">Business</text:p>
          </table:table-cell>
          <table:table-cell table:style-name="Table6.D3" office:value-type="string">
            <text:p text:style-name="P15">IT-OPS</text:p>
          </table:table-cell>
          <table:table-cell table:style-name="Table6.E3" office:value-type="string">
            <text:p text:style-name="P15">IT-OPS</text:p>
          </table:table-cell>
        </table:table-row>
        <table:table-row table:style-name="Table6.1">
          <table:table-cell table:style-name="Table6.A2" office:value-type="string">
            <text:p text:style-name="P16">Privacy Impact Assessment</text:p>
          </table:table-cell>
          <table:table-cell table:style-name="Table6.A2" office:value-type="string">
            <text:p text:style-name="P15">Business</text:p>
          </table:table-cell>
          <table:table-cell table:style-name="Table6.A2" office:value-type="string">
            <text:p text:style-name="P15">Business</text:p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</table:table-row>
        <table:table-row table:style-name="Table6.1">
          <table:table-cell table:style-name="Table6.A5" office:value-type="string">
            <text:p text:style-name="P16">Data Classification</text:p>
          </table:table-cell>
          <table:table-cell table:style-name="Table6.B5" office:value-type="string">
            <text:p text:style-name="P15">Business</text:p>
          </table:table-cell>
          <table:table-cell table:style-name="Table6.C5" office:value-type="string">
            <text:p text:style-name="P15">Business</text:p>
          </table:table-cell>
          <table:table-cell table:style-name="Table6.D5" office:value-type="string">
            <text:p text:style-name="P15"/>
          </table:table-cell>
          <table:table-cell table:style-name="Table6.E5" office:value-type="string">
            <text:p text:style-name="P15"/>
          </table:table-cell>
        </table:table-row>
        <table:table-row table:style-name="Table6.1">
          <table:table-cell table:style-name="Table6.A2" office:value-type="string">
            <text:p text:style-name="P16">Data Retention</text:p>
          </table:table-cell>
          <table:table-cell table:style-name="Table6.A2" office:value-type="string">
            <text:p text:style-name="P15">Business</text:p>
          </table:table-cell>
          <table:table-cell table:style-name="Table6.A2" office:value-type="string">
            <text:p text:style-name="P15">Business</text:p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</table:table-row>
        <table:table-row table:style-name="Table6.1">
          <table:table-cell table:style-name="Table6.A7" office:value-type="string">
            <text:p text:style-name="P16">User Roles Definition</text:p>
          </table:table-cell>
          <table:table-cell table:style-name="Table6.B7" office:value-type="string">
            <text:p text:style-name="P15">Business</text:p>
          </table:table-cell>
          <table:table-cell table:style-name="Table6.C7" office:value-type="string">
            <text:p text:style-name="P15">Business</text:p>
          </table:table-cell>
          <table:table-cell table:style-name="Table6.D7" office:value-type="string">
            <text:p text:style-name="P15"/>
          </table:table-cell>
          <table:table-cell table:style-name="Table6.E7" office:value-type="string">
            <text:p text:style-name="P15"/>
          </table:table-cell>
        </table:table-row>
        <table:table-row table:style-name="Table6.1">
          <table:table-cell table:style-name="Table6.A2" office:value-type="string">
            <text:p text:style-name="P16">User account provisioning procedure</text:p>
          </table:table-cell>
          <table:table-cell table:style-name="Table6.A2" office:value-type="string">
            <text:p text:style-name="P15">Vendor</text:p>
          </table:table-cell>
          <table:table-cell table:style-name="Table6.A2" office:value-type="string">
            <text:p text:style-name="P15">Business</text:p>
          </table:table-cell>
          <table:table-cell table:style-name="Table6.A2" office:value-type="string">
            <text:p text:style-name="P15">IT-OPS</text:p>
          </table:table-cell>
          <table:table-cell table:style-name="Table6.A2" office:value-type="string">
            <text:p text:style-name="P15">IT-OPS</text:p>
          </table:table-cell>
        </table:table-row>
        <table:table-row table:style-name="Table6.1">
          <table:table-cell table:style-name="Table6.A9" office:value-type="string">
            <text:p text:style-name="P16">Updating HR On-boarding/off-boarding process</text:p>
          </table:table-cell>
          <table:table-cell table:style-name="Table6.B9" office:value-type="string">
            <text:p text:style-name="P15">Business</text:p>
          </table:table-cell>
          <table:table-cell table:style-name="Table6.C9" office:value-type="string">
            <text:p text:style-name="P15">Business</text:p>
          </table:table-cell>
          <table:table-cell table:style-name="Table6.D9" office:value-type="string">
            <text:p text:style-name="P15">IT-OPS</text:p>
          </table:table-cell>
          <table:table-cell table:style-name="Table6.E9" office:value-type="string">
            <text:p text:style-name="P15"/>
          </table:table-cell>
        </table:table-row>
        <table:table-row table:style-name="Table6.1">
          <table:table-cell table:style-name="Table6.A2" office:value-type="string">
            <text:p text:style-name="P16">User Account Provisioning/De-provisioning</text:p>
          </table:table-cell>
          <table:table-cell table:style-name="Table6.A2" office:value-type="string">
            <text:p text:style-name="P15">IT-OPS</text:p>
          </table:table-cell>
          <table:table-cell table:style-name="Table6.A2" office:value-type="string">
            <text:p text:style-name="P15">Business</text:p>
          </table:table-cell>
          <table:table-cell table:style-name="Table6.A2" office:value-type="string">
            <text:p text:style-name="P15">IT-OPS</text:p>
          </table:table-cell>
          <table:table-cell table:style-name="Table6.A2" office:value-type="string">
            <text:p text:style-name="P15"/>
          </table:table-cell>
        </table:table-row>
        <table:table-row table:style-name="Table6.1">
          <table:table-cell table:style-name="Table6.A11" office:value-type="string">
            <text:p text:style-name="P16">Annual User Account Review &amp; Procedure</text:p>
          </table:table-cell>
          <table:table-cell table:style-name="Table6.B11" office:value-type="string">
            <text:p text:style-name="P15">Business</text:p>
          </table:table-cell>
          <table:table-cell table:style-name="Table6.C11" office:value-type="string">
            <text:p text:style-name="P15">Business</text:p>
          </table:table-cell>
          <table:table-cell table:style-name="Table6.D11" office:value-type="string">
            <text:p text:style-name="P15">IT-OPS</text:p>
          </table:table-cell>
          <table:table-cell table:style-name="Table6.E11" office:value-type="string">
            <text:p text:style-name="P15"/>
          </table:table-cell>
        </table:table-row>
        <text:soft-page-break/>
        <table:table-row table:style-name="Table6.1">
          <table:table-cell table:style-name="Table6.A2" office:value-type="string">
            <text:p text:style-name="P16">Application Upgrades</text:p>
          </table:table-cell>
          <table:table-cell table:style-name="Table6.A2" office:value-type="string">
            <text:p text:style-name="P15">Vendor</text:p>
          </table:table-cell>
          <table:table-cell table:style-name="Table6.A2" office:value-type="string">
            <text:p text:style-name="P15">Business</text:p>
          </table:table-cell>
          <table:table-cell table:style-name="Table6.A2" office:value-type="string">
            <text:p text:style-name="P15">IT-OPS</text:p>
          </table:table-cell>
          <table:table-cell table:style-name="Table6.A2" office:value-type="string">
            <text:p text:style-name="P15">IT-OPS</text:p>
          </table:table-cell>
        </table:table-row>
        <table:table-row table:style-name="Table6.1">
          <table:table-cell table:style-name="Table6.A13" office:value-type="string">
            <text:p text:style-name="P16">Vendor Contract Management</text:p>
          </table:table-cell>
          <table:table-cell table:style-name="Table6.B13" office:value-type="string">
            <text:p text:style-name="P15">Business</text:p>
          </table:table-cell>
          <table:table-cell table:style-name="Table6.C13" office:value-type="string">
            <text:p text:style-name="P15">Business</text:p>
          </table:table-cell>
          <table:table-cell table:style-name="Table6.D13" office:value-type="string">
            <text:p text:style-name="P15"/>
          </table:table-cell>
          <table:table-cell table:style-name="Table6.E13" office:value-type="string">
            <text:p text:style-name="P15">IT-OPS</text:p>
          </table:table-cell>
        </table:table-row>
        <table:table-row table:style-name="Table6.1">
          <table:table-cell table:style-name="Table6.A2" office:value-type="string">
            <text:p text:style-name="P16">Infrastructure Monitoring</text:p>
          </table:table-cell>
          <table:table-cell table:style-name="Table6.A2" office:value-type="string">
            <text:p text:style-name="P15">IT-OPS</text:p>
          </table:table-cell>
          <table:table-cell table:style-name="Table6.A2" office:value-type="string">
            <text:p text:style-name="P15">Business</text:p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</table:table-row>
        <table:table-row table:style-name="Table6.1">
          <table:table-cell table:style-name="Table6.A15" office:value-type="string">
            <text:p text:style-name="P16">Infrastructure Capacity Planning</text:p>
          </table:table-cell>
          <table:table-cell table:style-name="Table6.B15" office:value-type="string">
            <text:p text:style-name="P15">IT-OPS</text:p>
          </table:table-cell>
          <table:table-cell table:style-name="Table6.C15" office:value-type="string">
            <text:p text:style-name="P15">Business</text:p>
          </table:table-cell>
          <table:table-cell table:style-name="Table6.D15" office:value-type="string">
            <text:p text:style-name="P15"/>
          </table:table-cell>
          <table:table-cell table:style-name="Table6.E15" office:value-type="string">
            <text:p text:style-name="P15"/>
          </table:table-cell>
        </table:table-row>
        <table:table-row table:style-name="Table6.1">
          <table:table-cell table:style-name="Table6.A2" office:value-type="string">
            <text:p text:style-name="P16">Operating System Upgrades &amp; Patching</text:p>
          </table:table-cell>
          <table:table-cell table:style-name="Table6.A2" office:value-type="string">
            <text:p text:style-name="P15">IT-OPS</text:p>
          </table:table-cell>
          <table:table-cell table:style-name="Table6.A2" office:value-type="string">
            <text:p text:style-name="P15">Business</text:p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</table:table-row>
      </table:table>
      <text:p text:style-name="Standard"/>
      <text:h text:style-name="Heading_20_1" text:outline-level="1"><text:bookmark-start text:name="__RefHeading___Toc2541_2375364070"/><text:bookmark-start text:name="_Toc74489612"/>Gate 6 – Close out<text:bookmark-end text:name="__RefHeading___Toc2541_2375364070"/><text:bookmark-end text:name="_Toc74489612"/></text:h>
      <text:p text:style-name="Standard">Lessons Learned</text:p>
      <text:h text:style-name="Heading_20_1" text:outline-level="1"><text:bookmark-start text:name="__RefHeading___Toc2543_2375364070"/><text:bookmark-start text:name="_Toc74489613"/>Appendix A: Bibliography<text:bookmark-end text:name="__RefHeading___Toc2543_2375364070"/><text:bookmark-end text:name="_Toc74489613"/></text:h>
      <text:p text:style-name="Standard"/>
      <text:p text:style-name="Standard"/>
      <text:h text:style-name="Heading_20_1" text:outline-level="1"><text:bookmark-start text:name="__RefHeading___Toc2545_2375364070"/><text:bookmark-start text:name="_Toc74489614"/>Appendix B: References<text:bookmark-end text:name="__RefHeading___Toc2545_2375364070"/><text:bookmark-end text:name="_Toc74489614"/></text:h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CA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CA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language="en" fo:country="US" style:font-name-asian="Calibri1" style:font-family-asian="Calibri" style:font-family-generic-asian="system" style:font-pitch-asian="variable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line-height="100%" fo:text-indent="0in" style:auto-text-indent="false"/>
      <style:text-properties style:font-name="Calibri" fo:font-family="Calibri" style:font-family-generic="roman" style:font-pitch="variable" fo:language="en" fo:country="CA" style:font-name-complex="Calibri1" style:font-family-complex="Calibri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Endnote" style:family="paragraph" style:parent-style-name="Standard" style:default-outline-level="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Footnote" style:family="paragraph" style:parent-style-name="Standard" style:default-outline-level="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paragraph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en" fo:country="CA" style:font-name-asian="Times New Roman1" style:font-family-asian="'Times New Roman'" style:font-family-generic-asian="system" style:font-pitch-asian="variable" style:font-size-asian="12pt" style:language-asian="en" style:country-asian="CA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fo:language="en" fo:country="US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fo:language="en" fo:country="US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language="en" fo:country="US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language="en" fo:country="US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language="en" fo:country="US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language="en" fo:country="US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language="en" fo:country="US" style:font-name-asian="Calibri1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language="en" fo:country="US" fo:font-style="italic" style:font-name-asian="Calibri1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No_20_Spacing_20_Char" style:display-name="No Spacing Char" style:family="text" style:parent-style-name="Default_20_Paragraph_20_Font">
      <style:text-properties fo:language="en" fo:country="US" style:font-name-asian="Calibri1" style:font-family-asian="Calibri" style:font-family-generic-asian="system" style:font-pitch-asian="variable"/>
    </style:style>
    <style:style style:name="Footer_20_Char" style:display-name="Footer Char" style:family="text" style:parent-style-name="Default_20_Paragraph_20_Font">
      <style:text-properties fo:language="en" fo:country="U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tense_20_Emphasis" style:display-name="Intense Emphasis" style:family="text" style:parent-style-name="Default_20_Paragraph_20_Font">
      <style:text-properties fo:color="#4472c4" loext:opacity="100%" fo:font-style="italic" style:font-style-asian="italic" style:font-style-complex="italic"/>
    </style:style>
    <style:style style:name="Header_20_Char" style:display-name="Header Char" style:family="text" style:parent-style-name="Default_20_Paragraph_20_Font">
      <style:text-properties fo:language="en" fo:country="US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fo:language="en" fo:country="US" style:font-size-asian="9pt" style:font-name-complex="Segoe UI1" style:font-family-complex="'Segoe UI'" style:font-family-generic-complex="system" style:font-pitch-complex="variable" style:font-size-complex="9pt"/>
    </style:style>
    <style:style style:name="Endnote_20_Text_20_Char" style:display-name="Endnote Text Char" style:family="text" style:parent-style-name="Default_20_Paragraph_20_Font">
      <style:text-properties fo:font-size="10pt" fo:language="en" fo:country="US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fo:font-size="10pt" fo:language="en" fo:country="US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spellingerror" style:family="text" style:parent-style-name="Default_20_Paragraph_20_Font"/>
    <style:style style:name="contextualspellingandgrammarerro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in"/>
        </style:list-level-properties>
        <style:text-properties style:font-name="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in"/>
        </style:list-level-properties>
        <style:text-properties style:font-name="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in"/>
        </style:list-level-properties>
        <style:text-properties style:font-name="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31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31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31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311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311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311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311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311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31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31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31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311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311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311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311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311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31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31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31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311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311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311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311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311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35in"/>
        </style:list-level-properties>
        <style:text-properties style:font-name="Symbol"/>
      </text:list-level-style-bullet>
      <text:list-level-style-bullet text:level="2" text:style-name="ListLabel_20_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35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3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35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3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35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35in"/>
        </style:list-level-properties>
        <style:text-properties style:font-name="Symbol"/>
      </text:list-level-style-bullet>
      <text:list-level-style-bullet text:level="8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35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3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month/>
      <number:text>-</number:text>
      <number:day/>
      <number:text>-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10%" fo:text-align="end" style:justify-single-word="false"/>
      <style:text-properties fo:color="#4472c4" loext:opacity="100%" fo:font-size="10pt" style:font-size-asian="10pt" style:font-size-complex="10pt"/>
    </style:style>
    <style:style style:name="MP2" style:family="paragraph" style:parent-style-name="No_20_Spacing">
      <style:paragraph-properties fo:text-align="end" style:justify-single-word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Footer">
      <style:paragraph-properties fo:text-align="center" style:justify-single-word="false"/>
      <style:text-properties officeooo:rsid="000ced13" officeooo:paragraph-rsid="000ced13"/>
    </style:style>
    <style:style style:name="MP5" style:family="paragraph" style:parent-style-name="Footer">
      <style:paragraph-properties fo:text-align="center" style:justify-single-word="false"/>
    </style:style>
    <style:style style:name="Mgr1" style:family="graphic">
      <style:graphic-properties draw:stroke="solid" svg:stroke-width="0.0173in" svg:stroke-color="#767171" draw:stroke-linejoin="miter" svg:stroke-linecap="butt" draw:fill="none" draw:textarea-vertical-align="top" draw:auto-grow-height="false" fo:min-height="10.4291in" fo:min-width="7.9602in" fo:padding-top="0.0492in" fo:padding-bottom="0.0492in" fo:padding-left="0.0984in" fo:padding-right="0.0984in" fo:wrap-option="wrap" fo:margin-left="0in" fo:margin-right="0.0201in" fo:margin-top="0in" fo:margin-bottom="0.0201in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 loext:rel-width-rel="page" loext:rel-height-rel="pag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<draw:custom-shape text:anchor-type="char" style:rel-width="95%" style:rel-height="95%" draw:z-index="14" draw:name="Rectangle 222" draw:style-name="Mgr1" draw:text-style-name="MP3" svg:width="8.1571in" svg:height="10.5276in" svg:x="0.1717in" svg:y="0.236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esign for &lt;Template v2.0&gt;</text:p>
        <text:p text:style-name="MP2">Secunoid Systems Consulting </text:p>
      </style:header>
      <style:footer>
        <text:p text:style-name="MP4">Confidential</text:p>
        <text:p text:style-name="MP5">Page <text:page-number text:select-page="current">15</text:page-number>/<text:page-count>16</text:page-count></text:p>
        <text:p text:style-name="MP5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esign for &lt;Template v2.0&gt;</dc:title>
    <dc:subject>Security Architecture Design Template</dc:subject>
    <meta:initial-creator>Shahid Sharif</meta:initial-creator>
    <meta:keyword>Design</meta:keyword>
    <meta:keyword>Security</meta:keyword>
    <meta:keyword>Information</meta:keyword>
    <meta:keyword>Security</meta:keyword>
    <meta:editing-cycles>227</meta:editing-cycles>
    <meta:print-date>2019-06-06T18:14:00</meta:print-date>
    <meta:creation-date>2019-09-10T20:37:00</meta:creation-date>
    <dc:date>2022-07-16T11:43:20.972000000</dc:date>
    <meta:editing-duration>PT6H19M35S</meta:editing-duration>
    <meta:generator>LibreOffice/7.2.4.1$Windows_X86_64 LibreOffice_project/27d75539669ac387bb498e35313b970b7fe9c4f9</meta:generator>
    <meta:document-statistic meta:table-count="6" meta:image-count="0" meta:object-count="0" meta:page-count="16" meta:paragraph-count="346" meta:word-count="1624" meta:character-count="10271" meta:non-whitespace-character-count="9054"/>
    <meta:user-defined meta:name="Company">Secunoid Security Consulting</meta:user-defined>
    <meta:template xlink:type="simple" xlink:actuate="onRequest" xlink:title="Normal" xlink:href=""/>
  </office:meta>
</office:document-meta>
</file>